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8" style:family="table-cell" style:parent-style-name="Default" style:data-style-name="N144"/>
    <style:style style:name="ce13" style:family="table-cell" style:parent-style-name="Default" style:data-style-name="N144">
      <style:table-cell-properties fo:background-color="#fde9a9"/>
    </style:style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22" style:family="table-cell" style:parent-style-name="Default" style:data-style-name="N2"/>
    <style:style style:name="ce23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27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29" style:family="table-cell" style:parent-style-name="Default" style:data-style-name="N147"/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45">
      <style:text-properties style:text-underline-style="none"/>
    </style:style>
    <style:style style:name="ce25" style:family="table-cell" style:parent-style-name="Default" style:data-style-name="N2">
      <style:text-properties style:text-underline-style="none"/>
    </style:style>
    <style:style style:name="ce26" style:family="table-cell" style:parent-style-name="Default" style:data-style-name="N144">
      <style:text-properties style:text-underline-style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number-columns-repeated="48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27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18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27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27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18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27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18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27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27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18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27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18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27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18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27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18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27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[.B5]" office:value-type="float" office:value="4.20173680694719" calcext:value-type="float">
            <text:p>4,20173680694719</text:p>
          </table:table-cell>
          <table:table-cell table:style-name="ce13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27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301393429175" calcext:value-type="float">
            <text:p>0,149301393429175</text:p>
          </table:table-cell>
          <table:table-cell table:style-name="ce18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27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602786858351" calcext:value-type="float">
            <text:p>0,298602786858351</text:p>
          </table:table-cell>
          <table:table-cell table:style-name="ce18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27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18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27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27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27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18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27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47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18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27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18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27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18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27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18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27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27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22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27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8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18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22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22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23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27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15cm" svg:height="7.238cm" svg:x="2.006cm" svg:y="0.228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a la tabla" table:style-name="ta2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18" office:value-type="float" office:value="30" calcext:value-type="float">
            <text:p>30,0</text:p>
          </table:table-cell>
          <table:table-cell table:style-name="ce18" office:value-type="float" office:value="68" calcext:value-type="float">
            <text:p>68,0</text:p>
          </table:table-cell>
          <table:table-cell table:style-name="ce22" office:value-type="float" office:value="269.12" calcext:value-type="float">
            <text:p>269,12</text:p>
          </table:table-cell>
          <table:table-cell table:style-name="ce22" office:value-type="float" office:value="86.26" calcext:value-type="float">
            <text:p>86,26</text:p>
          </table:table-cell>
          <table:table-cell table:style-name="ce18" office:value-type="float" office:value="8.626" calcext:value-type="float">
            <text:p>8,6</text:p>
          </table:table-cell>
          <table:table-cell table:style-name="ce18" office:value-type="float" office:value="0.441943286573146" calcext:value-type="float">
            <text:p>0,4</text:p>
          </table:table-cell>
          <table:table-cell table:style-name="ce27" office:value-type="float" office:value="66500" calcext:value-type="float">
            <text:p>665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35.4" calcext:value-type="float">
            <text:p>35,4</text:p>
          </table:table-cell>
          <table:table-cell table:style-name="ce18" office:value-type="float" office:value="62.6" calcext:value-type="float">
            <text:p>62,6</text:p>
          </table:table-cell>
          <table:table-cell table:style-name="ce22" office:value-type="float" office:value="262.86" calcext:value-type="float">
            <text:p>262,86</text:p>
          </table:table-cell>
          <table:table-cell table:style-name="ce22" office:value-type="float" office:value="80" calcext:value-type="float">
            <text:p>80,00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0.410016032064128" calcext:value-type="float">
            <text:p>0,4</text:p>
          </table:table-cell>
          <table:table-cell table:style-name="ce27" office:value-type="float" office:value="61300" calcext:value-type="float">
            <text:p>613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40.4" calcext:value-type="float">
            <text:p>40,4</text:p>
          </table:table-cell>
          <table:table-cell table:style-name="ce18" office:value-type="float" office:value="57.6" calcext:value-type="float">
            <text:p>57,6</text:p>
          </table:table-cell>
          <table:table-cell table:style-name="ce22" office:value-type="float" office:value="261.28" calcext:value-type="float">
            <text:p>261,28</text:p>
          </table:table-cell>
          <table:table-cell table:style-name="ce22" office:value-type="float" office:value="78.42" calcext:value-type="float">
            <text:p>78,42</text:p>
          </table:table-cell>
          <table:table-cell table:style-name="ce18" office:value-type="float" office:value="7.842" calcext:value-type="float">
            <text:p>7,8</text:p>
          </table:table-cell>
          <table:table-cell table:style-name="ce18" office:value-type="float" office:value="0.401957715430862" calcext:value-type="float">
            <text:p>0,4</text:p>
          </table:table-cell>
          <table:table-cell table:style-name="ce27" office:value-type="float" office:value="56400" calcext:value-type="float">
            <text:p>564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45" calcext:value-type="float">
            <text:p>45,0</text:p>
          </table:table-cell>
          <table:table-cell table:style-name="ce18" office:value-type="float" office:value="53" calcext:value-type="float">
            <text:p>53,0</text:p>
          </table:table-cell>
          <table:table-cell table:style-name="ce22" office:value-type="float" office:value="257.62" calcext:value-type="float">
            <text:p>257,62</text:p>
          </table:table-cell>
          <table:table-cell table:style-name="ce22" office:value-type="float" office:value="74.76" calcext:value-type="float">
            <text:p>74,76</text:p>
          </table:table-cell>
          <table:table-cell table:style-name="ce18" office:value-type="float" office:value="7.476" calcext:value-type="float">
            <text:p>7,5</text:p>
          </table:table-cell>
          <table:table-cell table:style-name="ce18" office:value-type="float" office:value="0.383290981963928" calcext:value-type="float">
            <text:p>0,4</text:p>
          </table:table-cell>
          <table:table-cell table:style-name="ce27" office:value-type="float" office:value="51900" calcext:value-type="float">
            <text:p>519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50" calcext:value-type="float">
            <text:p>50,0</text:p>
          </table:table-cell>
          <table:table-cell table:style-name="ce18" office:value-type="float" office:value="48" calcext:value-type="float">
            <text:p>48,0</text:p>
          </table:table-cell>
          <table:table-cell table:style-name="ce22" office:value-type="float" office:value="257.03" calcext:value-type="float">
            <text:p>257,03</text:p>
          </table:table-cell>
          <table:table-cell table:style-name="ce22" office:value-type="float" office:value="74.17" calcext:value-type="float">
            <text:p>74,17</text:p>
          </table:table-cell>
          <table:table-cell table:style-name="ce18" office:value-type="float" office:value="7.417" calcext:value-type="float">
            <text:p>7,4</text:p>
          </table:table-cell>
          <table:table-cell table:style-name="ce18" office:value-type="float" office:value="0.380281863727455" calcext:value-type="float">
            <text:p>0,4</text:p>
          </table:table-cell>
          <table:table-cell table:style-name="ce27" office:value-type="float" office:value="45000" calcext:value-type="float">
            <text:p>450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55.2" calcext:value-type="float">
            <text:p>55,2</text:p>
          </table:table-cell>
          <table:table-cell table:style-name="ce18" office:value-type="float" office:value="42.8" calcext:value-type="float">
            <text:p>42,8</text:p>
          </table:table-cell>
          <table:table-cell table:style-name="ce22" office:value-type="float" office:value="251.52" calcext:value-type="float">
            <text:p>251,52</text:p>
          </table:table-cell>
          <table:table-cell table:style-name="ce22" office:value-type="float" office:value="68.66" calcext:value-type="float">
            <text:p>68,66</text:p>
          </table:table-cell>
          <table:table-cell table:style-name="ce18" office:value-type="float" office:value="6.866" calcext:value-type="float">
            <text:p>6,9</text:p>
          </table:table-cell>
          <table:table-cell table:style-name="ce18" office:value-type="float" office:value="0.352179759519038" calcext:value-type="float">
            <text:p>0,4</text:p>
          </table:table-cell>
          <table:table-cell table:style-name="ce27" office:value-type="float" office:value="41900" calcext:value-type="float">
            <text:p>419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60.2" calcext:value-type="float">
            <text:p>60,2</text:p>
          </table:table-cell>
          <table:table-cell table:style-name="ce18" office:value-type="float" office:value="37.8" calcext:value-type="float">
            <text:p>37,8</text:p>
          </table:table-cell>
          <table:table-cell table:style-name="ce22" office:value-type="float" office:value="250.47" calcext:value-type="float">
            <text:p>250,47</text:p>
          </table:table-cell>
          <table:table-cell table:style-name="ce22" office:value-type="float" office:value="67.61" calcext:value-type="float">
            <text:p>67,61</text:p>
          </table:table-cell>
          <table:table-cell table:style-name="ce18" office:value-type="float" office:value="6.761" calcext:value-type="float">
            <text:p>6,8</text:p>
          </table:table-cell>
          <table:table-cell table:style-name="ce18" office:value-type="float" office:value="0.346824549098196" calcext:value-type="float">
            <text:p>0,3</text:p>
          </table:table-cell>
          <table:table-cell table:style-name="ce27" office:value-type="float" office:value="37000" calcext:value-type="float">
            <text:p>370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65.2" calcext:value-type="float">
            <text:p>65,2</text:p>
          </table:table-cell>
          <table:table-cell table:style-name="ce18" office:value-type="float" office:value="32.8" calcext:value-type="float">
            <text:p>32,8</text:p>
          </table:table-cell>
          <table:table-cell table:style-name="ce22" office:value-type="float" office:value="248.3" calcext:value-type="float">
            <text:p>248,30</text:p>
          </table:table-cell>
          <table:table-cell table:style-name="ce22" office:value-type="float" office:value="65.44" calcext:value-type="float">
            <text:p>65,44</text:p>
          </table:table-cell>
          <table:table-cell table:style-name="ce18" office:value-type="float" office:value="6.544" calcext:value-type="float">
            <text:p>6,5</text:p>
          </table:table-cell>
          <table:table-cell table:style-name="ce18" office:value-type="float" office:value="0.335757114228457" calcext:value-type="float">
            <text:p>0,3</text:p>
          </table:table-cell>
          <table:table-cell table:style-name="ce27" office:value-type="float" office:value="32100" calcext:value-type="float">
            <text:p>321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70.2" calcext:value-type="float">
            <text:p>70,2</text:p>
          </table:table-cell>
          <table:table-cell table:style-name="ce18" office:value-type="float" office:value="27.8" calcext:value-type="float">
            <text:p>27,8</text:p>
          </table:table-cell>
          <table:table-cell table:style-name="ce22" office:value-type="float" office:value="243.77" calcext:value-type="float">
            <text:p>243,77</text:p>
          </table:table-cell>
          <table:table-cell table:style-name="ce22" office:value-type="float" office:value="60.91" calcext:value-type="float">
            <text:p>60,91</text:p>
          </table:table-cell>
          <table:table-cell table:style-name="ce18" office:value-type="float" office:value="6.091" calcext:value-type="float">
            <text:p>6,1</text:p>
          </table:table-cell>
          <table:table-cell table:style-name="ce18" office:value-type="float" office:value="0.312653206412826" calcext:value-type="float">
            <text:p>0,3</text:p>
          </table:table-cell>
          <table:table-cell table:style-name="ce27" office:value-type="float" office:value="27200" calcext:value-type="float">
            <text:p>27200</text:p>
          </table:table-cell>
          <table:table-cell table:style-name="ce29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23" calcext:value-type="float">
            <text:p>23,0</text:p>
          </table:table-cell>
          <table:table-cell table:style-name="ce22" office:value-type="float" office:value="235.59" calcext:value-type="float">
            <text:p>235,59</text:p>
          </table:table-cell>
          <table:table-cell table:style-name="ce22" office:value-type="float" office:value="52.73" calcext:value-type="float">
            <text:p>52,73</text:p>
          </table:table-cell>
          <table:table-cell table:style-name="ce18" office:value-type="float" office:value="5.273" calcext:value-type="float">
            <text:p>5,3</text:p>
          </table:table-cell>
          <table:table-cell table:style-name="ce18" office:value-type="float" office:value="0.270933567134268" calcext:value-type="float">
            <text:p>0,3</text:p>
          </table:table-cell>
          <table:table-cell table:style-name="ce27" office:value-type="float" office:value="22500" calcext:value-type="float">
            <text:p>225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0" calcext:value-type="float">
            <text:p>80,0</text:p>
          </table:table-cell>
          <table:table-cell table:style-name="ce18" office:value-type="float" office:value="18" calcext:value-type="float">
            <text:p>18,0</text:p>
          </table:table-cell>
          <table:table-cell table:style-name="ce22" office:value-type="float" office:value="225.24" calcext:value-type="float">
            <text:p>225,24</text:p>
          </table:table-cell>
          <table:table-cell table:style-name="ce22" office:value-type="float" office:value="42.38" calcext:value-type="float">
            <text:p>42,38</text:p>
          </table:table-cell>
          <table:table-cell table:style-name="ce18" office:value-type="float" office:value="4.238" calcext:value-type="float">
            <text:p>4,2</text:p>
          </table:table-cell>
          <table:table-cell table:style-name="ce18" office:value-type="float" office:value="0.218146492985972" calcext:value-type="float">
            <text:p>0,2</text:p>
          </table:table-cell>
          <table:table-cell table:style-name="ce27" office:value-type="float" office:value="17600" calcext:value-type="float">
            <text:p>176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2" calcext:value-type="float">
            <text:p>82,0</text:p>
          </table:table-cell>
          <table:table-cell table:style-name="ce18" office:value-type="float" office:value="16" calcext:value-type="float">
            <text:p>16,0</text:p>
          </table:table-cell>
          <table:table-cell table:style-name="ce22" office:value-type="float" office:value="222.14" calcext:value-type="float">
            <text:p>222,14</text:p>
          </table:table-cell>
          <table:table-cell table:style-name="ce22" office:value-type="float" office:value="39.28" calcext:value-type="float">
            <text:p>39,28</text:p>
          </table:table-cell>
          <table:table-cell table:style-name="ce18" office:value-type="float" office:value="3.928" calcext:value-type="float">
            <text:p>3,9</text:p>
          </table:table-cell>
          <table:table-cell table:style-name="ce18" office:value-type="float" office:value="0.202335871743487" calcext:value-type="float">
            <text:p>0,2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4" calcext:value-type="float">
            <text:p>84,0</text:p>
          </table:table-cell>
          <table:table-cell table:style-name="ce18" office:value-type="float" office:value="14" calcext:value-type="float">
            <text:p>14,0</text:p>
          </table:table-cell>
          <table:table-cell table:style-name="ce22" office:value-type="float" office:value="217.59" calcext:value-type="float">
            <text:p>217,59</text:p>
          </table:table-cell>
          <table:table-cell table:style-name="ce22" office:value-type="float" office:value="34.73" calcext:value-type="float">
            <text:p>34,73</text:p>
          </table:table-cell>
          <table:table-cell table:style-name="ce18" office:value-type="float" office:value="3.473" calcext:value-type="float">
            <text:p>3,5</text:p>
          </table:table-cell>
          <table:table-cell table:style-name="ce18" office:value-type="float" office:value="0.17912995991984" calcext:value-type="float">
            <text:p>0,2</text:p>
          </table:table-cell>
          <table:table-cell table:style-name="ce27" office:value-type="float" office:value="13700" calcext:value-type="float">
            <text:p>137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6" calcext:value-type="float">
            <text:p>86,0</text:p>
          </table:table-cell>
          <table:table-cell table:style-name="ce18" office:value-type="float" office:value="12" calcext:value-type="float">
            <text:p>12,0</text:p>
          </table:table-cell>
          <table:table-cell table:style-name="ce22" office:value-type="float" office:value="214.03" calcext:value-type="float">
            <text:p>214,03</text:p>
          </table:table-cell>
          <table:table-cell table:style-name="ce22" office:value-type="float" office:value="31.17" calcext:value-type="float">
            <text:p>31,17</text:p>
          </table:table-cell>
          <table:table-cell table:style-name="ce18" office:value-type="float" office:value="3.117" calcext:value-type="float">
            <text:p>3,1</text:p>
          </table:table-cell>
          <table:table-cell table:style-name="ce18" office:value-type="float" office:value="0.160973246492986" calcext:value-type="float">
            <text:p>0,2</text:p>
          </table:table-cell>
          <table:table-cell table:style-name="ce27" office:value-type="float" office:value="11700" calcext:value-type="float">
            <text:p>117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88" calcext:value-type="float">
            <text:p>88,0</text:p>
          </table:table-cell>
          <table:table-cell table:style-name="ce18" office:value-type="float" office:value="10" calcext:value-type="float">
            <text:p>10,0</text:p>
          </table:table-cell>
          <table:table-cell table:style-name="ce22" office:value-type="float" office:value="209.26" calcext:value-type="float">
            <text:p>209,26</text:p>
          </table:table-cell>
          <table:table-cell table:style-name="ce22" office:value-type="float" office:value="26.4" calcext:value-type="float">
            <text:p>26,40</text:p>
          </table:table-cell>
          <table:table-cell table:style-name="ce22" office:value-type="float" office:value="2.64" calcext:value-type="float">
            <text:p>2,64</text:p>
          </table:table-cell>
          <table:table-cell table:style-name="ce22" office:value-type="float" office:value="0.136645290581162" calcext:value-type="float">
            <text:p>0,14</text:p>
          </table:table-cell>
          <table:table-cell table:style-name="ce27" office:value-type="float" office:value="9800" calcext:value-type="float">
            <text:p>98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0" calcext:value-type="float">
            <text:p>90,0</text:p>
          </table:table-cell>
          <table:table-cell table:style-name="ce18" office:value-type="float" office:value="8" calcext:value-type="float">
            <text:p>8,0</text:p>
          </table:table-cell>
          <table:table-cell table:style-name="ce22" office:value-type="float" office:value="204.77" calcext:value-type="float">
            <text:p>204,77</text:p>
          </table:table-cell>
          <table:table-cell table:style-name="ce22" office:value-type="float" office:value="21.91" calcext:value-type="float">
            <text:p>21,91</text:p>
          </table:table-cell>
          <table:table-cell table:style-name="ce22" office:value-type="float" office:value="2.191" calcext:value-type="float">
            <text:p>2,19</text:p>
          </table:table-cell>
          <table:table-cell table:style-name="ce22" office:value-type="float" office:value="0.113745390781563" calcext:value-type="float">
            <text:p>0,11</text:p>
          </table:table-cell>
          <table:table-cell table:style-name="ce27" office:value-type="float" office:value="7800" calcext:value-type="float">
            <text:p>78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1" calcext:value-type="float">
            <text:p>91,0</text:p>
          </table:table-cell>
          <table:table-cell table:style-name="ce18" office:value-type="float" office:value="7" calcext:value-type="float">
            <text:p>7,0</text:p>
          </table:table-cell>
          <table:table-cell table:style-name="ce22" office:value-type="float" office:value="202.5" calcext:value-type="float">
            <text:p>202,50</text:p>
          </table:table-cell>
          <table:table-cell table:style-name="ce22" office:value-type="float" office:value="19.64" calcext:value-type="float">
            <text:p>19,64</text:p>
          </table:table-cell>
          <table:table-cell table:style-name="ce22" office:value-type="float" office:value="1.964" calcext:value-type="float">
            <text:p>1,96</text:p>
          </table:table-cell>
          <table:table-cell table:style-name="ce22" office:value-type="float" office:value="0.102167935871743" calcext:value-type="float">
            <text:p>0,10</text:p>
          </table:table-cell>
          <table:table-cell table:style-name="ce27" office:value-type="float" office:value="6900" calcext:value-type="float">
            <text:p>6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2" calcext:value-type="float">
            <text:p>92,0</text:p>
          </table:table-cell>
          <table:table-cell table:style-name="ce18" office:value-type="float" office:value="6" calcext:value-type="float">
            <text:p>6,0</text:p>
          </table:table-cell>
          <table:table-cell table:style-name="ce22" office:value-type="float" office:value="199.51" calcext:value-type="float">
            <text:p>199,51</text:p>
          </table:table-cell>
          <table:table-cell table:style-name="ce22" office:value-type="float" office:value="16.65" calcext:value-type="float">
            <text:p>16,65</text:p>
          </table:table-cell>
          <table:table-cell table:style-name="ce22" office:value-type="float" office:value="1.665" calcext:value-type="float">
            <text:p>1,67</text:p>
          </table:table-cell>
          <table:table-cell table:style-name="ce22" office:value-type="float" office:value="0.0869183366733466" calcext:value-type="float">
            <text:p>0,09</text:p>
          </table:table-cell>
          <table:table-cell table:style-name="ce27" office:value-type="float" office:value="5900" calcext:value-type="float">
            <text:p>5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3.3" calcext:value-type="float">
            <text:p>93,3</text:p>
          </table:table-cell>
          <table:table-cell table:style-name="ce18" office:value-type="float" office:value="4.7" calcext:value-type="float">
            <text:p>4,7</text:p>
          </table:table-cell>
          <table:table-cell table:style-name="ce22" office:value-type="float" office:value="194.69" calcext:value-type="float">
            <text:p>194,69</text:p>
          </table:table-cell>
          <table:table-cell table:style-name="ce22" office:value-type="float" office:value="11.83" calcext:value-type="float">
            <text:p>11,83</text:p>
          </table:table-cell>
          <table:table-cell table:style-name="ce22" office:value-type="float" office:value="1.183" calcext:value-type="float">
            <text:p>1,18</text:p>
          </table:table-cell>
          <table:table-cell table:style-name="ce22" office:value-type="float" office:value="0.0623353707414829" calcext:value-type="float">
            <text:p>0,06</text:p>
          </table:table-cell>
          <table:table-cell table:style-name="ce27" office:value-type="float" office:value="4600" calcext:value-type="float">
            <text:p>46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3.9" calcext:value-type="float">
            <text:p>93,9</text:p>
          </table:table-cell>
          <table:table-cell table:style-name="ce18" office:value-type="float" office:value="4.09999999999999" calcext:value-type="float">
            <text:p>4,1</text:p>
          </table:table-cell>
          <table:table-cell table:style-name="ce22" office:value-type="float" office:value="192.73" calcext:value-type="float">
            <text:p>192,73</text:p>
          </table:table-cell>
          <table:table-cell table:style-name="ce22" office:value-type="float" office:value="9.86999999999998" calcext:value-type="float">
            <text:p>9,87</text:p>
          </table:table-cell>
          <table:table-cell table:style-name="ce22" office:value-type="float" office:value="0.986999999999998" calcext:value-type="float">
            <text:p>0,99</text:p>
          </table:table-cell>
          <table:table-cell table:style-name="ce22" office:value-type="float" office:value="0.0523389779559117" calcext:value-type="float">
            <text:p>0,05</text:p>
          </table:table-cell>
          <table:table-cell table:style-name="ce27" office:value-type="float" office:value="4000" calcext:value-type="float">
            <text:p>40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4.6" calcext:value-type="float">
            <text:p>94,6</text:p>
          </table:table-cell>
          <table:table-cell table:style-name="ce18" office:value-type="float" office:value="3.40000000000001" calcext:value-type="float">
            <text:p>3,4</text:p>
          </table:table-cell>
          <table:table-cell table:style-name="ce22" office:value-type="float" office:value="190.44" calcext:value-type="float">
            <text:p>190,44</text:p>
          </table:table-cell>
          <table:table-cell table:style-name="ce22" office:value-type="float" office:value="7.57999999999998" calcext:value-type="float">
            <text:p>7,58</text:p>
          </table:table-cell>
          <table:table-cell table:style-name="ce22" office:value-type="float" office:value="0.757999999999998" calcext:value-type="float">
            <text:p>0,76</text:p>
          </table:table-cell>
          <table:table-cell table:style-name="ce22" office:value-type="float" office:value="0.0406595190380761" calcext:value-type="float">
            <text:p>0,04</text:p>
          </table:table-cell>
          <table:table-cell table:style-name="ce27" office:value-type="float" office:value="3300" calcext:value-type="float">
            <text:p>33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5" calcext:value-type="float">
            <text:p>95,0</text:p>
          </table:table-cell>
          <table:table-cell table:style-name="ce18" office:value-type="float" office:value="3" calcext:value-type="float">
            <text:p>3,0</text:p>
          </table:table-cell>
          <table:table-cell table:style-name="ce22" office:value-type="float" office:value="188.95" calcext:value-type="float">
            <text:p>188,95</text:p>
          </table:table-cell>
          <table:table-cell table:style-name="ce22" office:value-type="float" office:value="6.08999999999998" calcext:value-type="float">
            <text:p>6,09</text:p>
          </table:table-cell>
          <table:table-cell table:style-name="ce22" office:value-type="float" office:value="0.608999999999998" calcext:value-type="float">
            <text:p>0,61</text:p>
          </table:table-cell>
          <table:table-cell table:style-name="ce22" office:value-type="float" office:value="0.0330602204408816" calcext:value-type="float">
            <text:p>0,03</text:p>
          </table:table-cell>
          <table:table-cell table:style-name="ce27" office:value-type="float" office:value="2900" calcext:value-type="float">
            <text:p>29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5.7" calcext:value-type="float">
            <text:p>95,7</text:p>
          </table:table-cell>
          <table:table-cell table:style-name="ce18" office:value-type="float" office:value="2.3" calcext:value-type="float">
            <text:p>2,3</text:p>
          </table:table-cell>
          <table:table-cell table:style-name="ce22" office:value-type="float" office:value="187.2" calcext:value-type="float">
            <text:p>187,20</text:p>
          </table:table-cell>
          <table:table-cell table:style-name="ce22" office:value-type="float" office:value="4.33999999999998" calcext:value-type="float">
            <text:p>4,34</text:p>
          </table:table-cell>
          <table:table-cell table:style-name="ce22" office:value-type="float" office:value="0.433999999999998" calcext:value-type="float">
            <text:p>0,43</text:p>
          </table:table-cell>
          <table:table-cell table:style-name="ce22" office:value-type="float" office:value="0.0241348697394788" calcext:value-type="float">
            <text:p>0,02</text:p>
          </table:table-cell>
          <table:table-cell table:style-name="ce27" office:value-type="float" office:value="2300" calcext:value-type="float">
            <text:p>23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8" office:value-type="float" office:value="96.6" calcext:value-type="float">
            <text:p>96,6</text:p>
          </table:table-cell>
          <table:table-cell table:style-name="ce18" office:value-type="float" office:value="1.40000000000001" calcext:value-type="float">
            <text:p>1,4</text:p>
          </table:table-cell>
          <table:table-cell table:style-name="ce22" office:value-type="float" office:value="185.01" calcext:value-type="float">
            <text:p>185,01</text:p>
          </table:table-cell>
          <table:table-cell table:style-name="ce22" office:value-type="float" office:value="2.14999999999998" calcext:value-type="float">
            <text:p>2,15</text:p>
          </table:table-cell>
          <table:table-cell table:style-name="ce23" office:value-type="float" office:value="0.214999999999998" calcext:value-type="float">
            <text:p>0,215</text:p>
          </table:table-cell>
          <table:table-cell table:style-name="ce23" office:value-type="float" office:value="0.0129654308617233" calcext:value-type="float">
            <text:p>0,01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ltima tabla" table:style-name="ta2">
        <office:forms form:automatic-focus="false" form:apply-design-mode="false"/>
        <table:table-column table:style-name="co14" table:number-columns-repeated="18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Radio (cm)</text:p>
          </table:table-cell>
          <table:table-cell/>
          <table:table-cell table:style-name="ce21" office:value-type="string" calcext:value-type="string">
            <text:p>Altura +- 0,02</text:p>
          </table:table-cell>
          <table:table-cell table:style-name="ce21" office:value-type="string" calcext:value-type="string">
            <text:p>Q (cm³/s)</text:p>
          </table:table-cell>
          <table:table-cell table:style-name="ce21" office:value-type="string" calcext:value-type="string">
            <text:p>Error Q</text:p>
          </table:table-cell>
          <table:table-cell table:style-name="ce21" office:value-type="string" calcext:value-type="string">
            <text:p>U (cm/s)</text:p>
          </table:table-cell>
          <table:table-cell table:style-name="ce21" office:value-type="string" calcext:value-type="string">
            <text:p>Error U</text:p>
          </table:table-cell>
          <table:table-cell table:style-name="ce21" office:value-type="string" calcext:value-type="string">
            <text:p>Delta p</text:p>
          </table:table-cell>
          <table:table-cell table:style-name="ce21" office:value-type="string" calcext:value-type="string">
            <text:p>Error deltap</text:p>
          </table:table-cell>
          <table:table-cell table:style-name="ce21" office:value-type="string" calcext:value-type="string">
            <text:p>Re</text:p>
          </table:table-cell>
          <table:table-cell table:style-name="ce21" office:value-type="string" calcext:value-type="string">
            <text:p>Error Re</text:p>
          </table:table-cell>
          <table:table-cell table:style-name="ce21" office:value-type="string" calcext:value-type="string">
            <text:p>Lambda</text:p>
          </table:table-cell>
          <table:table-cell table:style-name="ce21" office:value-type="string" calcext:value-type="string">
            <text:p>Error Lambda</text:p>
          </table:table-cell>
          <table:table-cell table:style-name="ce21" table:number-columns-repeated="2"/>
          <table:table-cell table:style-name="ce21" office:value-type="string" calcext:value-type="string">
            <text:p>Lambda mal</text:p>
          </table:table-cell>
          <table:table-cell table:style-name="ce21" office:value-type="string" calcext:value-type="string">
            <text:p>Delta p corregido</text:p>
          </table:table-cell>
          <table:table-cell office:value-type="string" calcext:value-type="string">
            <text:p>Lambda corregido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/>
          <table:table-cell table:style-name="ce22" office:value-type="float" office:value="68" calcext:value-type="float">
            <text:p>68,00</text:p>
          </table:table-cell>
          <table:table-cell table:style-name="ce18" office:value-type="float" office:value="8.626" calcext:value-type="float">
            <text:p>8,6</text:p>
          </table:table-cell>
          <table:table-cell table:style-name="ce18" office:value-type="float" office:value="0.441943286573146" calcext:value-type="float">
            <text:p>0,4</text:p>
          </table:table-cell>
          <table:table-cell table:style-name="ce27" table:formula="of:=[.D8]/(PI()*[.$A$8]^2)" office:value-type="float" office:value="123.676459538822" calcext:value-type="float">
            <text:p>124</text:p>
          </table:table-cell>
          <table:table-cell table:style-name="ce27" table:formula="of:=(1/(PI() * [.$A$8]^2))*[.E8] +(2*[.D8]/(PI()*[.$A$8]^3))*[.$A$10]" office:value-type="float" office:value="9.6565959701782" calcext:value-type="float">
            <text:p>10</text:p>
          </table:table-cell>
          <table:table-cell table:style-name="ce27" office:value-type="float" office:value="66500" calcext:value-type="float">
            <text:p>665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8] * [.$A$13] * [.$A$18]  )   /  ([.$A$23])" office:value-type="float" office:value="3355.02753448213" calcext:value-type="float">
            <text:p>3355</text:p>
          </table:table-cell>
          <table:table-cell table:style-name="ce27" table:formula="of:= ([.$A$13]*[.$A$18]/[.$A$23])*[.G8] + ([.F8]*[.$A$18]/[.$A$23])*[.$A$15] + ([.F8]*[.$A$13]/[.$A$23])*[.$A$20]+ ([.F8]*[.$A$13]*[.$A$18]/[.$A$23]^2)*[.$A$25]" office:value-type="float" office:value="615.206433914212" calcext:value-type="float">
            <text:p>615</text:p>
          </table:table-cell>
          <table:table-cell table:style-name="ce23" table:formula="of:=[.$A$18]/60 * [.H8]/(0.5 * [.$A$13] * [.F8]^2)" office:value-type="float" office:value="0.0434177135497075" calcext:value-type="float">
            <text:p>0,043</text:p>
          </table:table-cell>
          <table:table-cell table:style-name="ce24" table:formula="of:=(1/60 * [.H8]/(0.5 * [.$A$13] * [.F8]^2))*[.$A$20] + ([.$A$18]/60^2 * [.H8]/(0.5 * [.$A$13] * [.F8]^2)) * 1 +  ([.$A$18]/60 * 1/(0.5 * [.$A$13] * [.F8]^2)) * [.I8]  +  ([.$A$18]/60 * [.H8]/(0.5 * [.$A$13]^2 * [.F8]^2)) * [.$A$15] +  (2 * [.$A$18]/60 * [.H8]/(0.5 * [.$A$13] * [.F8]^3)) * [.G8]" office:value-type="float" office:value="0.00832390826706368" calcext:value-type="float">
            <text:p>0,008</text:p>
          </table:table-cell>
          <table:table-cell table:number-columns-repeated="2"/>
          <table:table-cell table:formula="of:= 64/[.J8]" office:value-type="float" office:value="0.0190758494057721" calcext:value-type="float">
            <text:p>0,019075849405772</text:p>
          </table:table-cell>
          <table:table-cell table:formula="of:=[.H8]+0.28" office:value-type="float" office:value="66500.28" calcext:value-type="float">
            <text:p>66500,28</text:p>
          </table:table-cell>
          <table:table-cell table:formula="of:=[.$A$18]/60 * [.Q8]/(0.5 * [.$A$13] * [.F8]^2)" office:value-type="float" office:value="0.0434178963611327" calcext:value-type="float">
            <text:p>0,043417896361133</text:p>
          </table:table-cell>
        </table:table-row>
        <table:table-row table:style-name="ro1">
          <table:table-cell office:value-type="string" calcext:value-type="string">
            <text:p>Error R</text:p>
          </table:table-cell>
          <table:table-cell/>
          <table:table-cell table:style-name="ce22" office:value-type="float" office:value="62.6" calcext:value-type="float">
            <text:p>62,60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0.410016032064128" calcext:value-type="float">
            <text:p>0,4</text:p>
          </table:table-cell>
          <table:table-cell table:style-name="ce27" table:formula="of:=[.D9]/(PI()*[.$A$8]^2)" office:value-type="float" office:value="114.701098575304" calcext:value-type="float">
            <text:p>115</text:p>
          </table:table-cell>
          <table:table-cell table:style-name="ce27" table:formula="of:=(1/(PI() * [.$A$8]^2))*[.E9] +(2*[.D9]/(PI()*[.$A$8]^3))*[.$A$10]" office:value-type="float" office:value="8.95788528673228" calcext:value-type="float">
            <text:p>9</text:p>
          </table:table-cell>
          <table:table-cell table:style-name="ce27" office:value-type="float" office:value="61300" calcext:value-type="float">
            <text:p>613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9] * [.$A$13] * [.$A$18]  )   /  ([.$A$23])" office:value-type="float" office:value="3111.54883791526" calcext:value-type="float">
            <text:p>3112</text:p>
          </table:table-cell>
          <table:table-cell table:style-name="ce27" table:formula="of:= ([.$A$13]*[.$A$18]/[.$A$23])*[.G9] + ([.F9]*[.$A$18]/[.$A$23])*[.$A$15] + ([.F9]*[.$A$13]/[.$A$23])*[.$A$20]+ ([.F9]*[.$A$13]*[.$A$18]/[.$A$23]^2)*[.$A$25]" office:value-type="float" office:value="570.616557930307" calcext:value-type="float">
            <text:p>571</text:p>
          </table:table-cell>
          <table:table-cell table:style-name="ce23" table:formula="of:=[.$A$18]/60 * [.H9]/(0.5 * [.$A$13] * [.F9]^2)" office:value-type="float" office:value="0.0465312491918286" calcext:value-type="float">
            <text:p>0,047</text:p>
          </table:table-cell>
          <table:table-cell table:style-name="ce24" table:formula="of:=(1/60 * [.H9]/(0.5 * [.$A$13] * [.F9]^2))*[.$A$20] + ([.$A$18]/60^2 * [.H9]/(0.5 * [.$A$13] * [.F9]^2)) * 1 +  ([.$A$18]/60 * 1/(0.5 * [.$A$13] * [.F9]^2)) * [.I9]  +  ([.$A$18]/60 * [.H9]/(0.5 * [.$A$13]^2 * [.F9]^2)) * [.$A$15] +  (2 * [.$A$18]/60 * [.H9]/(0.5 * [.$A$13] * [.F9]^3)) * [.G9]" office:value-type="float" office:value="0.00894032085403231" calcext:value-type="float">
            <text:p>0,009</text:p>
          </table:table-cell>
          <table:table-cell table:number-columns-repeated="2"/>
          <table:table-cell table:formula="of:= 64/[.J9]" office:value-type="float" office:value="0.0205685346217738" calcext:value-type="float">
            <text:p>0,020568534621774</text:p>
          </table:table-cell>
          <table:table-cell table:formula="of:=[.H9]+0.28" office:value-type="float" office:value="61300.28" calcext:value-type="float">
            <text:p>61300,28</text:p>
          </table:table-cell>
          <table:table-cell table:formula="of:=[.$A$18]/60 * [.Q9]/(0.5 * [.$A$13] * [.F9]^2)" office:value-type="float" office:value="0.046531461732608" calcext:value-type="float">
            <text:p>0,046531461732608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/>
          <table:table-cell table:style-name="ce22" office:value-type="float" office:value="57.6" calcext:value-type="float">
            <text:p>57,60</text:p>
          </table:table-cell>
          <table:table-cell table:style-name="ce18" office:value-type="float" office:value="7.842" calcext:value-type="float">
            <text:p>7,8</text:p>
          </table:table-cell>
          <table:table-cell table:style-name="ce18" office:value-type="float" office:value="0.401957715430862" calcext:value-type="float">
            <text:p>0,4</text:p>
          </table:table-cell>
          <table:table-cell table:style-name="ce27" table:formula="of:=[.D10]/(PI()*[.$A$8]^2)" office:value-type="float" office:value="112.435751878442" calcext:value-type="float">
            <text:p>112</text:p>
          </table:table-cell>
          <table:table-cell table:style-name="ce27" table:formula="of:=(1/(PI() * [.$A$8]^2))*[.E10] +(2*[.D10]/(PI()*[.$A$8]^3))*[.$A$10]" office:value-type="float" office:value="8.78153338899354" calcext:value-type="float">
            <text:p>9</text:p>
          </table:table-cell>
          <table:table-cell table:style-name="ce27" office:value-type="float" office:value="56400" calcext:value-type="float">
            <text:p>564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0] * [.$A$13] * [.$A$18]  )   /  ([.$A$23])" office:value-type="float" office:value="3050.09574836644" calcext:value-type="float">
            <text:p>3050</text:p>
          </table:table-cell>
          <table:table-cell table:style-name="ce27" table:formula="of:= ([.$A$13]*[.$A$18]/[.$A$23])*[.G10] + ([.F10]*[.$A$18]/[.$A$23])*[.$A$15] + ([.F10]*[.$A$13]/[.$A$23])*[.$A$20]+ ([.F10]*[.$A$13]*[.$A$18]/[.$A$23]^2)*[.$A$25]" office:value-type="float" office:value="559.362244183571" calcext:value-type="float">
            <text:p>559</text:p>
          </table:table-cell>
          <table:table-cell table:style-name="ce23" table:formula="of:=[.$A$18]/60 * [.H10]/(0.5 * [.$A$13] * [.F10]^2)" office:value-type="float" office:value="0.0445543015003655" calcext:value-type="float">
            <text:p>0,045</text:p>
          </table:table-cell>
          <table:table-cell table:style-name="ce24" table:formula="of:=(1/60 * [.H10]/(0.5 * [.$A$13] * [.F10]^2))*[.$A$20] + ([.$A$18]/60^2 * [.H10]/(0.5 * [.$A$13] * [.F10]^2)) * 1 +  ([.$A$18]/60 * 1/(0.5 * [.$A$13] * [.F10]^2)) * [.I10]  +  ([.$A$18]/60 * [.H10]/(0.5 * [.$A$13]^2 * [.F10]^2)) * [.$A$15] +  (2 * [.$A$18]/60 * [.H10]/(0.5 * [.$A$13] * [.F10]^3)) * [.G10]" office:value-type="float" office:value="0.0085798709911971" calcext:value-type="float">
            <text:p>0,009</text:p>
          </table:table-cell>
          <table:table-cell table:number-columns-repeated="2"/>
          <table:table-cell table:formula="of:= 64/[.J10]" office:value-type="float" office:value="0.0209829478416462" calcext:value-type="float">
            <text:p>0,020982947841646</text:p>
          </table:table-cell>
          <table:table-cell table:formula="of:=[.H10]+0.28" office:value-type="float" office:value="56400.28" calcext:value-type="float">
            <text:p>56400,28</text:p>
          </table:table-cell>
          <table:table-cell table:formula="of:=[.$A$18]/60 * [.Q10]/(0.5 * [.$A$13] * [.F10]^2)" office:value-type="float" office:value="0.0445545226919331" calcext:value-type="float">
            <text:p>0,044554522691933</text:p>
          </table:table-cell>
        </table:table-row>
        <table:table-row table:style-name="ro1">
          <table:table-cell table:number-columns-repeated="2"/>
          <table:table-cell table:style-name="ce22" office:value-type="float" office:value="53" calcext:value-type="float">
            <text:p>53,00</text:p>
          </table:table-cell>
          <table:table-cell table:style-name="ce18" office:value-type="float" office:value="7.476" calcext:value-type="float">
            <text:p>7,5</text:p>
          </table:table-cell>
          <table:table-cell table:style-name="ce18" office:value-type="float" office:value="0.383290981963928" calcext:value-type="float">
            <text:p>0,4</text:p>
          </table:table-cell>
          <table:table-cell table:style-name="ce27" table:formula="of:=[.D11]/(PI()*[.$A$8]^2)" office:value-type="float" office:value="107.188176618622" calcext:value-type="float">
            <text:p>107</text:p>
          </table:table-cell>
          <table:table-cell table:style-name="ce27" table:formula="of:=(1/(PI() * [.$A$8]^2))*[.E11] +(2*[.D11]/(PI()*[.$A$8]^3))*[.$A$10]" office:value-type="float" office:value="8.37302203094049" calcext:value-type="float">
            <text:p>8</text:p>
          </table:table-cell>
          <table:table-cell table:style-name="ce27" office:value-type="float" office:value="51900" calcext:value-type="float">
            <text:p>519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1] * [.$A$13] * [.$A$18]  )   /  ([.$A$23])" office:value-type="float" office:value="2907.74238903181" calcext:value-type="float">
            <text:p>2908</text:p>
          </table:table-cell>
          <table:table-cell table:style-name="ce27" table:formula="of:= ([.$A$13]*[.$A$18]/[.$A$23])*[.G11] + ([.F11]*[.$A$18]/[.$A$23])*[.$A$15] + ([.F11]*[.$A$13]/[.$A$23])*[.$A$20]+ ([.F11]*[.$A$13]*[.$A$18]/[.$A$23]^2)*[.$A$25]" office:value-type="float" office:value="533.292124998093" calcext:value-type="float">
            <text:p>533</text:p>
          </table:table-cell>
          <table:table-cell table:style-name="ce23" table:formula="of:=[.$A$18]/60 * [.H11]/(0.5 * [.$A$13] * [.F11]^2)" office:value-type="float" office:value="0.0451120937163868" calcext:value-type="float">
            <text:p>0,045</text:p>
          </table:table-cell>
          <table:table-cell table:style-name="ce24" table:formula="of:=(1/60 * [.H11]/(0.5 * [.$A$13] * [.F11]^2))*[.$A$20] + ([.$A$18]/60^2 * [.H11]/(0.5 * [.$A$13] * [.F11]^2)) * 1 +  ([.$A$18]/60 * 1/(0.5 * [.$A$13] * [.F11]^2)) * [.I11]  +  ([.$A$18]/60 * [.H11]/(0.5 * [.$A$13]^2 * [.F11]^2)) * [.$A$15] +  (2 * [.$A$18]/60 * [.H11]/(0.5 * [.$A$13] * [.F11]^3)) * [.G11]" office:value-type="float" office:value="0.00870921777324003" calcext:value-type="float">
            <text:p>0,009</text:p>
          </table:table-cell>
          <table:table-cell table:number-columns-repeated="2"/>
          <table:table-cell table:formula="of:= 64/[.J11]" office:value-type="float" office:value="0.0220102029125455" calcext:value-type="float">
            <text:p>0,022010202912546</text:p>
          </table:table-cell>
          <table:table-cell table:formula="of:=[.H11]+0.28" office:value-type="float" office:value="51900.28" calcext:value-type="float">
            <text:p>51900,28</text:p>
          </table:table-cell>
          <table:table-cell table:formula="of:=[.$A$18]/60 * [.Q11]/(0.5 * [.$A$13] * [.F11]^2)" office:value-type="float" office:value="0.0451123370956975" calcext:value-type="float">
            <text:p>0,045112337095698</text:p>
          </table:table-cell>
        </table:table-row>
        <table:table-row table:style-name="ro1">
          <table:table-cell office:value-type="string" calcext:value-type="string">
            <text:p>rho (g/cm3)</text:p>
          </table:table-cell>
          <table:table-cell/>
          <table:table-cell table:style-name="ce22" office:value-type="float" office:value="48" calcext:value-type="float">
            <text:p>48,00</text:p>
          </table:table-cell>
          <table:table-cell table:style-name="ce18" office:value-type="float" office:value="7.417" calcext:value-type="float">
            <text:p>7,4</text:p>
          </table:table-cell>
          <table:table-cell table:style-name="ce18" office:value-type="float" office:value="0.380281863727455" calcext:value-type="float">
            <text:p>0,4</text:p>
          </table:table-cell>
          <table:table-cell table:style-name="ce27" table:formula="of:=[.D12]/(PI()*[.$A$8]^2)" office:value-type="float" office:value="106.342256016629" calcext:value-type="float">
            <text:p>106</text:p>
          </table:table-cell>
          <table:table-cell table:style-name="ce27" table:formula="of:=(1/(PI() * [.$A$8]^2))*[.E12] +(2*[.D12]/(PI()*[.$A$8]^3))*[.$A$10]" office:value-type="float" office:value="8.30716910710134" calcext:value-type="float">
            <text:p>8</text:p>
          </table:table-cell>
          <table:table-cell table:style-name="ce27" office:value-type="float" office:value="45000" calcext:value-type="float">
            <text:p>450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2] * [.$A$13] * [.$A$18]  )   /  ([.$A$23])" office:value-type="float" office:value="2884.79471635219" calcext:value-type="float">
            <text:p>2885</text:p>
          </table:table-cell>
          <table:table-cell table:style-name="ce27" table:formula="of:= ([.$A$13]*[.$A$18]/[.$A$23])*[.G12] + ([.F12]*[.$A$18]/[.$A$23])*[.$A$15] + ([.F12]*[.$A$13]/[.$A$23])*[.$A$20]+ ([.F12]*[.$A$13]*[.$A$18]/[.$A$23]^2)*[.$A$25]" office:value-type="float" office:value="529.089564801527" calcext:value-type="float">
            <text:p>529</text:p>
          </table:table-cell>
          <table:table-cell table:style-name="ce23" table:formula="of:=[.$A$18]/60 * [.H12]/(0.5 * [.$A$13] * [.F12]^2)" office:value-type="float" office:value="0.03973929581627" calcext:value-type="float">
            <text:p>0,040</text:p>
          </table:table-cell>
          <table:table-cell table:style-name="ce24" table:formula="of:=(1/60 * [.H12]/(0.5 * [.$A$13] * [.F12]^2))*[.$A$20] + ([.$A$18]/60^2 * [.H12]/(0.5 * [.$A$13] * [.F12]^2)) * 1 +  ([.$A$18]/60 * 1/(0.5 * [.$A$13] * [.F12]^2)) * [.I12]  +  ([.$A$18]/60 * [.H12]/(0.5 * [.$A$13]^2 * [.F12]^2)) * [.$A$15] +  (2 * [.$A$18]/60 * [.H12]/(0.5 * [.$A$13] * [.F12]^3)) * [.G12]" office:value-type="float" office:value="0.00770735092649707" calcext:value-type="float">
            <text:p>0,008</text:p>
          </table:table-cell>
          <table:table-cell table:number-columns-repeated="2"/>
          <table:table-cell table:formula="of:= 64/[.J12]" office:value-type="float" office:value="0.0221852874442753" calcext:value-type="float">
            <text:p>0,022185287444275</text:p>
          </table:table-cell>
          <table:table-cell table:formula="of:=[.H12]+0.28" office:value-type="float" office:value="45000.28" calcext:value-type="float">
            <text:p>45000,28</text:p>
          </table:table-cell>
          <table:table-cell table:formula="of:=[.$A$18]/60 * [.Q12]/(0.5 * [.$A$13] * [.F12]^2)" office:value-type="float" office:value="0.0397395430829994" calcext:value-type="float">
            <text:p>0,039739543082999</text:p>
          </table:table-cell>
        </table:table-row>
        <table:table-row table:style-name="ro1">
          <table:table-cell office:value-type="float" office:value="0.998" calcext:value-type="float">
            <text:p>0,998</text:p>
          </table:table-cell>
          <table:table-cell/>
          <table:table-cell table:style-name="ce22" office:value-type="float" office:value="42.8" calcext:value-type="float">
            <text:p>42,80</text:p>
          </table:table-cell>
          <table:table-cell table:style-name="ce18" office:value-type="float" office:value="6.866" calcext:value-type="float">
            <text:p>6,9</text:p>
          </table:table-cell>
          <table:table-cell table:style-name="ce18" office:value-type="float" office:value="0.352179759519038" calcext:value-type="float">
            <text:p>0,4</text:p>
          </table:table-cell>
          <table:table-cell table:style-name="ce27" table:formula="of:=[.D13]/(PI()*[.$A$8]^2)" office:value-type="float" office:value="98.4422178522547" calcext:value-type="float">
            <text:p>98</text:p>
          </table:table-cell>
          <table:table-cell table:style-name="ce27" table:formula="of:=(1/(PI() * [.$A$8]^2))*[.E13] +(2*[.D13]/(PI()*[.$A$8]^3))*[.$A$10]" office:value-type="float" office:value="7.69216976751874" calcext:value-type="float">
            <text:p>8</text:p>
          </table:table-cell>
          <table:table-cell table:style-name="ce27" office:value-type="float" office:value="41900" calcext:value-type="float">
            <text:p>419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3] * [.$A$13] * [.$A$18]  )   /  ([.$A$23])" office:value-type="float" office:value="2670.48679014077" calcext:value-type="float">
            <text:p>2670</text:p>
          </table:table-cell>
          <table:table-cell table:style-name="ce27" table:formula="of:= ([.$A$13]*[.$A$18]/[.$A$23])*[.G13] + ([.F13]*[.$A$18]/[.$A$23])*[.$A$15] + ([.F13]*[.$A$13]/[.$A$23])*[.$A$20]+ ([.F13]*[.$A$13]*[.$A$18]/[.$A$23]^2)*[.$A$25]" office:value-type="float" office:value="489.84192635563" calcext:value-type="float">
            <text:p>490</text:p>
          </table:table-cell>
          <table:table-cell table:style-name="ce23" table:formula="of:=[.$A$18]/60 * [.H13]/(0.5 * [.$A$13] * [.F13]^2)" office:value-type="float" office:value="0.043178806724401" calcext:value-type="float">
            <text:p>0,043</text:p>
          </table:table-cell>
          <table:table-cell table:style-name="ce24" table:formula="of:=(1/60 * [.H13]/(0.5 * [.$A$13] * [.F13]^2))*[.$A$20] + ([.$A$18]/60^2 * [.H13]/(0.5 * [.$A$13] * [.F13]^2)) * 1 +  ([.$A$18]/60 * 1/(0.5 * [.$A$13] * [.F13]^2)) * [.I13]  +  ([.$A$18]/60 * [.H13]/(0.5 * [.$A$13]^2 * [.F13]^2)) * [.$A$15] +  (2 * [.$A$18]/60 * [.H13]/(0.5 * [.$A$13] * [.F13]^3)) * [.G13]" office:value-type="float" office:value="0.00839760283521552" calcext:value-type="float">
            <text:p>0,008</text:p>
          </table:table-cell>
          <table:table-cell table:number-columns-repeated="2"/>
          <table:table-cell table:formula="of:= 64/[.J13]" office:value-type="float" office:value="0.0239656680708113" calcext:value-type="float">
            <text:p>0,023965668070811</text:p>
          </table:table-cell>
          <table:table-cell table:formula="of:=[.H13]+0.28" office:value-type="float" office:value="41900.28" calcext:value-type="float">
            <text:p>41900,28</text:p>
          </table:table-cell>
          <table:table-cell table:formula="of:=[.$A$18]/60 * [.Q13]/(0.5 * [.$A$13] * [.F13]^2)" office:value-type="float" office:value="0.0431790952701262" calcext:value-type="float">
            <text:p>0,043179095270126</text:p>
          </table:table-cell>
        </table:table-row>
        <table:table-row table:style-name="ro1">
          <table:table-cell office:value-type="string" calcext:value-type="string">
            <text:p>Error rho</text:p>
          </table:table-cell>
          <table:table-cell/>
          <table:table-cell table:style-name="ce22" office:value-type="float" office:value="37.8" calcext:value-type="float">
            <text:p>37,80</text:p>
          </table:table-cell>
          <table:table-cell table:style-name="ce18" office:value-type="float" office:value="6.761" calcext:value-type="float">
            <text:p>6,8</text:p>
          </table:table-cell>
          <table:table-cell table:style-name="ce18" office:value-type="float" office:value="0.346824549098196" calcext:value-type="float">
            <text:p>0,3</text:p>
          </table:table-cell>
          <table:table-cell table:style-name="ce27" table:formula="of:=[.D14]/(PI()*[.$A$8]^2)" office:value-type="float" office:value="96.9367659334539" calcext:value-type="float">
            <text:p>97</text:p>
          </table:table-cell>
          <table:table-cell table:style-name="ce27" table:formula="of:=(1/(PI() * [.$A$8]^2))*[.E14] +(2*[.D14]/(PI()*[.$A$8]^3))*[.$A$10]" office:value-type="float" office:value="7.57497388611008" calcext:value-type="float">
            <text:p>8</text:p>
          </table:table-cell>
          <table:table-cell table:style-name="ce27" office:value-type="float" office:value="37000" calcext:value-type="float">
            <text:p>370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4] * [.$A$13] * [.$A$18]  )   /  ([.$A$23])" office:value-type="float" office:value="2629.64771164314" calcext:value-type="float">
            <text:p>2630</text:p>
          </table:table-cell>
          <table:table-cell table:style-name="ce27" table:formula="of:= ([.$A$13]*[.$A$18]/[.$A$23])*[.G14] + ([.F14]*[.$A$18]/[.$A$23])*[.$A$15] + ([.F14]*[.$A$13]/[.$A$23])*[.$A$20]+ ([.F14]*[.$A$13]*[.$A$18]/[.$A$23]^2)*[.$A$25]" office:value-type="float" office:value="482.362793802419" calcext:value-type="float">
            <text:p>482</text:p>
          </table:table-cell>
          <table:table-cell table:style-name="ce23" table:formula="of:=[.$A$18]/60 * [.H14]/(0.5 * [.$A$13] * [.F14]^2)" office:value-type="float" office:value="0.0393227664198021" calcext:value-type="float">
            <text:p>0,039</text:p>
          </table:table-cell>
          <table:table-cell table:style-name="ce24" table:formula="of:=(1/60 * [.H14]/(0.5 * [.$A$13] * [.F14]^2))*[.$A$20] + ([.$A$18]/60^2 * [.H14]/(0.5 * [.$A$13] * [.F14]^2)) * 1 +  ([.$A$18]/60 * 1/(0.5 * [.$A$13] * [.F14]^2)) * [.I14]  +  ([.$A$18]/60 * [.H14]/(0.5 * [.$A$13]^2 * [.F14]^2)) * [.$A$15] +  (2 * [.$A$18]/60 * [.H14]/(0.5 * [.$A$13] * [.F14]^3)) * [.G14]" office:value-type="float" office:value="0.00768530504791782" calcext:value-type="float">
            <text:p>0,008</text:p>
          </table:table-cell>
          <table:table-cell table:number-columns-repeated="2"/>
          <table:table-cell table:formula="of:= 64/[.J14]" office:value-type="float" office:value="0.0243378608155879" calcext:value-type="float">
            <text:p>0,024337860815588</text:p>
          </table:table-cell>
          <table:table-cell table:formula="of:=[.H14]+0.28" office:value-type="float" office:value="37000.28" calcext:value-type="float">
            <text:p>37000,28</text:p>
          </table:table-cell>
          <table:table-cell table:formula="of:=[.$A$18]/60 * [.Q14]/(0.5 * [.$A$13] * [.F14]^2)" office:value-type="float" office:value="0.0393230639974939" calcext:value-type="float">
            <text:p>0,03932306399749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22" office:value-type="float" office:value="32.8" calcext:value-type="float">
            <text:p>32,80</text:p>
          </table:table-cell>
          <table:table-cell table:style-name="ce18" office:value-type="float" office:value="6.544" calcext:value-type="float">
            <text:p>6,5</text:p>
          </table:table-cell>
          <table:table-cell table:style-name="ce18" office:value-type="float" office:value="0.335757114228457" calcext:value-type="float">
            <text:p>0,3</text:p>
          </table:table-cell>
          <table:table-cell table:style-name="ce27" table:formula="of:=[.D15]/(PI()*[.$A$8]^2)" office:value-type="float" office:value="93.8254986345988" calcext:value-type="float">
            <text:p>94</text:p>
          </table:table-cell>
          <table:table-cell table:style-name="ce27" table:formula="of:=(1/(PI() * [.$A$8]^2))*[.E15] +(2*[.D15]/(PI()*[.$A$8]^3))*[.$A$10]" office:value-type="float" office:value="7.33276906453219" calcext:value-type="float">
            <text:p>7</text:p>
          </table:table-cell>
          <table:table-cell table:style-name="ce27" office:value-type="float" office:value="32100" calcext:value-type="float">
            <text:p>321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5] * [.$A$13] * [.$A$18]  )   /  ([.$A$23])" office:value-type="float" office:value="2545.24694941468" calcext:value-type="float">
            <text:p>2545</text:p>
          </table:table-cell>
          <table:table-cell table:style-name="ce27" table:formula="of:= ([.$A$13]*[.$A$18]/[.$A$23])*[.G15] + ([.F15]*[.$A$18]/[.$A$23])*[.$A$15] + ([.F15]*[.$A$13]/[.$A$23])*[.$A$20]+ ([.F15]*[.$A$13]*[.$A$18]/[.$A$23]^2)*[.$A$25]" office:value-type="float" office:value="466.905919859117" calcext:value-type="float">
            <text:p>467</text:p>
          </table:table-cell>
          <table:table-cell table:style-name="ce23" table:formula="of:=[.$A$18]/60 * [.H15]/(0.5 * [.$A$13] * [.F15]^2)" office:value-type="float" office:value="0.0364151968891043" calcext:value-type="float">
            <text:p>0,036</text:p>
          </table:table-cell>
          <table:table-cell table:style-name="ce24" table:formula="of:=(1/60 * [.H15]/(0.5 * [.$A$13] * [.F15]^2))*[.$A$20] + ([.$A$18]/60^2 * [.H15]/(0.5 * [.$A$13] * [.F15]^2)) * 1 +  ([.$A$18]/60 * 1/(0.5 * [.$A$13] * [.F15]^2)) * [.I15]  +  ([.$A$18]/60 * [.H15]/(0.5 * [.$A$13]^2 * [.F15]^2)) * [.$A$15] +  (2 * [.$A$18]/60 * [.H15]/(0.5 * [.$A$13] * [.F15]^3)) * [.G15]" office:value-type="float" office:value="0.00716282995852819" calcext:value-type="float">
            <text:p>0,007</text:p>
          </table:table-cell>
          <table:table-cell table:number-columns-repeated="2"/>
          <table:table-cell table:formula="of:= 64/[.J15]" office:value-type="float" office:value="0.0251449078505792" calcext:value-type="float">
            <text:p>0,025144907850579</text:p>
          </table:table-cell>
          <table:table-cell table:formula="of:=[.H15]+0.28" office:value-type="float" office:value="32100.28" calcext:value-type="float">
            <text:p>32100,28</text:p>
          </table:table-cell>
          <table:table-cell table:formula="of:=[.$A$18]/60 * [.Q15]/(0.5 * [.$A$13] * [.F15]^2)" office:value-type="float" office:value="0.036415514529451" calcext:value-type="float">
            <text:p>0,036415514529451</text:p>
          </table:table-cell>
        </table:table-row>
        <table:table-row table:style-name="ro1">
          <table:table-cell table:number-columns-repeated="2"/>
          <table:table-cell table:style-name="ce22" office:value-type="float" office:value="27.8" calcext:value-type="float">
            <text:p>27,80</text:p>
          </table:table-cell>
          <table:table-cell table:style-name="ce18" office:value-type="float" office:value="6.091" calcext:value-type="float">
            <text:p>6,1</text:p>
          </table:table-cell>
          <table:table-cell table:style-name="ce18" office:value-type="float" office:value="0.312653206412826" calcext:value-type="float">
            <text:p>0,3</text:p>
          </table:table-cell>
          <table:table-cell table:style-name="ce27" table:formula="of:=[.D16]/(PI()*[.$A$8]^2)" office:value-type="float" office:value="87.3305489277722" calcext:value-type="float">
            <text:p>87</text:p>
          </table:table-cell>
          <table:table-cell table:style-name="ce27" table:formula="of:=(1/(PI() * [.$A$8]^2))*[.E16] +(2*[.D16]/(PI()*[.$A$8]^3))*[.$A$10]" office:value-type="float" office:value="6.82715254759768" calcext:value-type="float">
            <text:p>7</text:p>
          </table:table-cell>
          <table:table-cell table:style-name="ce27" office:value-type="float" office:value="27200" calcext:value-type="float">
            <text:p>27200</text:p>
          </table:table-cell>
          <table:table-cell table:style-name="ce29" office:value-type="float" office:value="300" calcext:value-type="float">
            <text:p>300</text:p>
          </table:table-cell>
          <table:table-cell table:style-name="ce27" table:formula="of:=(   [.F16] * [.$A$13] * [.$A$18]  )   /  ([.$A$23])" office:value-type="float" office:value="2369.05549646773" calcext:value-type="float">
            <text:p>2369</text:p>
          </table:table-cell>
          <table:table-cell table:style-name="ce27" table:formula="of:= ([.$A$13]*[.$A$18]/[.$A$23])*[.G16] + ([.F16]*[.$A$18]/[.$A$23])*[.$A$15] + ([.F16]*[.$A$13]/[.$A$23])*[.$A$20]+ ([.F16]*[.$A$13]*[.$A$18]/[.$A$23]^2)*[.$A$25]" office:value-type="float" office:value="434.63880512955" calcext:value-type="float">
            <text:p>435</text:p>
          </table:table-cell>
          <table:table-cell table:style-name="ce23" table:formula="of:=[.$A$18]/60 * [.H16]/(0.5 * [.$A$13] * [.F16]^2)" office:value-type="float" office:value="0.0356168835525127" calcext:value-type="float">
            <text:p>0,036</text:p>
          </table:table-cell>
          <table:table-cell table:style-name="ce24" table:formula="of:=(1/60 * [.H16]/(0.5 * [.$A$13] * [.F16]^2))*[.$A$20] + ([.$A$18]/60^2 * [.H16]/(0.5 * [.$A$13] * [.F16]^2)) * 1 +  ([.$A$18]/60 * 1/(0.5 * [.$A$13] * [.F16]^2)) * [.I16]  +  ([.$A$18]/60 * [.H16]/(0.5 * [.$A$13]^2 * [.F16]^2)) * [.$A$15] +  (2 * [.$A$18]/60 * [.H16]/(0.5 * [.$A$13] * [.F16]^3)) * [.G16]" office:value-type="float" office:value="0.00706738692186448" calcext:value-type="float">
            <text:p>0,007</text:p>
          </table:table-cell>
          <table:table-cell table:number-columns-repeated="2"/>
          <table:table-cell table:formula="of:= 64/[.J16]" office:value-type="float" office:value="0.0270149855482171" calcext:value-type="float">
            <text:p>0,027014985548217</text:p>
          </table:table-cell>
          <table:table-cell table:formula="of:=[.H16]+0.28" office:value-type="float" office:value="27200.28" calcext:value-type="float">
            <text:p>27200,28</text:p>
          </table:table-cell>
          <table:table-cell table:formula="of:=[.$A$18]/60 * [.Q16]/(0.5 * [.$A$13] * [.F16]^2)" office:value-type="float" office:value="0.0356172501969021" calcext:value-type="float">
            <text:p>0,035617250196902</text:p>
          </table:table-cell>
        </table:table-row>
        <table:table-row table:style-name="ro1">
          <table:table-cell office:value-type="string" calcext:value-type="string">
            <text:p>diametro d</text:p>
          </table:table-cell>
          <table:table-cell/>
          <table:table-cell table:style-name="ce22" office:value-type="float" office:value="23" calcext:value-type="float">
            <text:p>23,00</text:p>
          </table:table-cell>
          <table:table-cell table:style-name="ce18" office:value-type="float" office:value="5.273" calcext:value-type="float">
            <text:p>5,3</text:p>
          </table:table-cell>
          <table:table-cell table:style-name="ce18" office:value-type="float" office:value="0.270933567134268" calcext:value-type="float">
            <text:p>0,3</text:p>
          </table:table-cell>
          <table:table-cell table:style-name="ce27" table:formula="of:=[.D17]/(PI()*[.$A$8]^2)" office:value-type="float" office:value="75.6023615984473" calcext:value-type="float">
            <text:p>76</text:p>
          </table:table-cell>
          <table:table-cell table:style-name="ce27" table:formula="of:=(1/(PI() * [.$A$8]^2))*[.E17] +(2*[.D17]/(PI()*[.$A$8]^3))*[.$A$10]" office:value-type="float" office:value="5.91414082386162" calcext:value-type="float">
            <text:p>6</text:p>
          </table:table-cell>
          <table:table-cell table:style-name="ce27" office:value-type="float" office:value="22500" calcext:value-type="float">
            <text:p>225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7] * [.$A$13] * [.$A$18]  )   /  ([.$A$23])" office:value-type="float" office:value="2050.8996277909" calcext:value-type="float">
            <text:p>2051</text:p>
          </table:table-cell>
          <table:table-cell table:style-name="ce27" table:formula="of:= ([.$A$13]*[.$A$18]/[.$A$23])*[.G17] + ([.F17]*[.$A$18]/[.$A$23])*[.$A$15] + ([.F17]*[.$A$13]/[.$A$23])*[.$A$20]+ ([.F17]*[.$A$13]*[.$A$18]/[.$A$23]^2)*[.$A$25]" office:value-type="float" office:value="376.372801048345" calcext:value-type="float">
            <text:p>376</text:p>
          </table:table-cell>
          <table:table-cell table:style-name="ce23" table:formula="of:=[.$A$18]/60 * [.H17]/(0.5 * [.$A$13] * [.F17]^2)" office:value-type="float" office:value="0.0393125474339596" calcext:value-type="float">
            <text:p>0,039</text:p>
          </table:table-cell>
          <table:table-cell table:style-name="ce24" table:formula="of:=(1/60 * [.H17]/(0.5 * [.$A$13] * [.F17]^2))*[.$A$20] + ([.$A$18]/60^2 * [.H17]/(0.5 * [.$A$13] * [.F17]^2)) * 1 +  ([.$A$18]/60 * 1/(0.5 * [.$A$13] * [.F17]^2)) * [.I17]  +  ([.$A$18]/60 * [.H17]/(0.5 * [.$A$13]^2 * [.F17]^2)) * [.$A$15] +  (2 * [.$A$18]/60 * [.H17]/(0.5 * [.$A$13] * [.F17]^3)) * [.G17]" office:value-type="float" office:value="0.00772056566183133" calcext:value-type="float">
            <text:p>0,008</text:p>
          </table:table-cell>
          <table:table-cell table:number-columns-repeated="2"/>
          <table:table-cell table:formula="of:= 64/[.J17]" office:value-type="float" office:value="0.0312058177459112" calcext:value-type="float">
            <text:p>0,031205817745911</text:p>
          </table:table-cell>
          <table:table-cell table:formula="of:=[.H17]+0.28" office:value-type="float" office:value="22500.28" calcext:value-type="float">
            <text:p>22500,28</text:p>
          </table:table-cell>
          <table:table-cell table:formula="of:=[.$A$18]/60 * [.Q17]/(0.5 * [.$A$13] * [.F17]^2)" office:value-type="float" office:value="0.0393130366567721" calcext:value-type="float">
            <text:p>0,039313036656772</text:p>
          </table:table-cell>
        </table:table-row>
        <table:table-row table:style-name="ro1">
          <table:table-cell office:value-type="float" office:value="0.299" calcext:value-type="float">
            <text:p>0,299</text:p>
          </table:table-cell>
          <table:table-cell/>
          <table:table-cell table:style-name="ce22" office:value-type="float" office:value="18" calcext:value-type="float">
            <text:p>18,00</text:p>
          </table:table-cell>
          <table:table-cell table:style-name="ce18" office:value-type="float" office:value="4.238" calcext:value-type="float">
            <text:p>4,2</text:p>
          </table:table-cell>
          <table:table-cell table:style-name="ce18" office:value-type="float" office:value="0.218146492985972" calcext:value-type="float">
            <text:p>0,2</text:p>
          </table:table-cell>
          <table:table-cell table:style-name="ce27" table:formula="of:=[.D18]/(PI()*[.$A$8]^2)" office:value-type="float" office:value="60.7629069702673" calcext:value-type="float">
            <text:p>61</text:p>
          </table:table-cell>
          <table:table-cell table:style-name="ce27" table:formula="of:=(1/(PI() * [.$A$8]^2))*[.E18] +(2*[.D18]/(PI()*[.$A$8]^3))*[.$A$10]" office:value-type="float" office:value="4.75892427854769" calcext:value-type="float">
            <text:p>5</text:p>
          </table:table-cell>
          <table:table-cell table:style-name="ce27" office:value-type="float" office:value="17600" calcext:value-type="float">
            <text:p>176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8] * [.$A$13] * [.$A$18]  )   /  ([.$A$23])" office:value-type="float" office:value="1648.34299688561" calcext:value-type="float">
            <text:p>1648</text:p>
          </table:table-cell>
          <table:table-cell table:style-name="ce27" table:formula="of:= ([.$A$13]*[.$A$18]/[.$A$23])*[.G18] + ([.F18]*[.$A$18]/[.$A$23])*[.$A$15] + ([.F18]*[.$A$13]/[.$A$23])*[.$A$20]+ ([.F18]*[.$A$13]*[.$A$18]/[.$A$23]^2)*[.$A$25]" office:value-type="float" office:value="302.649923023838" calcext:value-type="float">
            <text:p>303</text:p>
          </table:table-cell>
          <table:table-cell table:style-name="ce23" table:formula="of:=[.$A$18]/60 * [.H18]/(0.5 * [.$A$13] * [.F18]^2)" office:value-type="float" office:value="0.0476052636156865" calcext:value-type="float">
            <text:p>0,048</text:p>
          </table:table-cell>
          <table:table-cell table:style-name="ce24" table:formula="of:=(1/60 * [.H18]/(0.5 * [.$A$13] * [.F18]^2))*[.$A$20] + ([.$A$18]/60^2 * [.H18]/(0.5 * [.$A$13] * [.F18]^2)) * 1 +  ([.$A$18]/60 * 1/(0.5 * [.$A$13] * [.F18]^2)) * [.I18]  +  ([.$A$18]/60 * [.H18]/(0.5 * [.$A$13]^2 * [.F18]^2)) * [.$A$15] +  (2 * [.$A$18]/60 * [.H18]/(0.5 * [.$A$13] * [.F18]^3)) * [.G18]" office:value-type="float" office:value="0.00947579716384495" calcext:value-type="float">
            <text:p>0,009</text:p>
          </table:table-cell>
          <table:table-cell table:number-columns-repeated="2"/>
          <table:table-cell table:formula="of:= 64/[.J18]" office:value-type="float" office:value="0.038826870451673" calcext:value-type="float">
            <text:p>0,038826870451673</text:p>
          </table:table-cell>
          <table:table-cell table:formula="of:=[.H18]+0.28" office:value-type="float" office:value="17600.28" calcext:value-type="float">
            <text:p>17600,28</text:p>
          </table:table-cell>
          <table:table-cell table:formula="of:=[.$A$18]/60 * [.Q18]/(0.5 * [.$A$13] * [.F18]^2)" office:value-type="float" office:value="0.0476060209721532" calcext:value-type="float">
            <text:p>0,047606020972153</text:p>
          </table:table-cell>
        </table:table-row>
        <table:table-row table:style-name="ro1">
          <table:table-cell office:value-type="string" calcext:value-type="string">
            <text:p>error d</text:p>
          </table:table-cell>
          <table:table-cell/>
          <table:table-cell table:style-name="ce22" office:value-type="float" office:value="16" calcext:value-type="float">
            <text:p>16,00</text:p>
          </table:table-cell>
          <table:table-cell table:style-name="ce18" office:value-type="float" office:value="3.928" calcext:value-type="float">
            <text:p>3,9</text:p>
          </table:table-cell>
          <table:table-cell table:style-name="ce18" office:value-type="float" office:value="0.202335871743487" calcext:value-type="float">
            <text:p>0,2</text:p>
          </table:table-cell>
          <table:table-cell table:style-name="ce27" table:formula="of:=[.D19]/(PI()*[.$A$8]^2)" office:value-type="float" office:value="56.3182394004743" calcext:value-type="float">
            <text:p>56</text:p>
          </table:table-cell>
          <table:table-cell table:style-name="ce27" table:formula="of:=(1/(PI() * [.$A$8]^2))*[.E19] +(2*[.D19]/(PI()*[.$A$8]^3))*[.$A$10]" office:value-type="float" office:value="4.41291739057926" calcext:value-type="float">
            <text:p>4</text:p>
          </table:table-cell>
          <table:table-cell table:style-name="ce27" office:value-type="float" office:value="16000" calcext:value-type="float">
            <text:p>160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19] * [.$A$13] * [.$A$18]  )   /  ([.$A$23])" office:value-type="float" office:value="1527.77047941639" calcext:value-type="float">
            <text:p>1528</text:p>
          </table:table-cell>
          <table:table-cell table:style-name="ce27" table:formula="of:= ([.$A$13]*[.$A$18]/[.$A$23])*[.G19] + ([.F19]*[.$A$18]/[.$A$23])*[.$A$15] + ([.F19]*[.$A$13]/[.$A$23])*[.$A$20]+ ([.F19]*[.$A$13]*[.$A$18]/[.$A$23]^2)*[.$A$25]" office:value-type="float" office:value="280.568674533406" calcext:value-type="float">
            <text:p>281</text:p>
          </table:table-cell>
          <table:table-cell table:style-name="ce23" table:formula="of:=[.$A$18]/60 * [.H19]/(0.5 * [.$A$13] * [.F19]^2)" office:value-type="float" office:value="0.0503780363903236" calcext:value-type="float">
            <text:p>0,050</text:p>
          </table:table-cell>
          <table:table-cell table:style-name="ce24" table:formula="of:=(1/60 * [.H19]/(0.5 * [.$A$13] * [.F19]^2))*[.$A$20] + ([.$A$18]/60^2 * [.H19]/(0.5 * [.$A$13] * [.F19]^2)) * 1 +  ([.$A$18]/60 * 1/(0.5 * [.$A$13] * [.F19]^2)) * [.I19]  +  ([.$A$18]/60 * [.H19]/(0.5 * [.$A$13]^2 * [.F19]^2)) * [.$A$15] +  (2 * [.$A$18]/60 * [.H19]/(0.5 * [.$A$13] * [.F19]^3)) * [.G19]" office:value-type="float" office:value="0.0100887161579368" calcext:value-type="float">
            <text:p>0,010</text:p>
          </table:table-cell>
          <table:table-cell table:number-columns-repeated="2"/>
          <table:table-cell table:formula="of:= 64/[.J19]" office:value-type="float" office:value="0.0418911092093153" calcext:value-type="float">
            <text:p>0,041891109209315</text:p>
          </table:table-cell>
          <table:table-cell table:formula="of:=[.H19]+0.28" office:value-type="float" office:value="16000.28" calcext:value-type="float">
            <text:p>16000,28</text:p>
          </table:table-cell>
          <table:table-cell table:formula="of:=[.$A$18]/60 * [.Q19]/(0.5 * [.$A$13] * [.F19]^2)" office:value-type="float" office:value="0.0503789180059605" calcext:value-type="float">
            <text:p>0,050378918005961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/>
          <table:table-cell table:style-name="ce22" office:value-type="float" office:value="14" calcext:value-type="float">
            <text:p>14,00</text:p>
          </table:table-cell>
          <table:table-cell table:style-name="ce18" office:value-type="float" office:value="3.473" calcext:value-type="float">
            <text:p>3,5</text:p>
          </table:table-cell>
          <table:table-cell table:style-name="ce18" office:value-type="float" office:value="0.17912995991984" calcext:value-type="float">
            <text:p>0,2</text:p>
          </table:table-cell>
          <table:table-cell table:style-name="ce27" table:formula="of:=[.D20]/(PI()*[.$A$8]^2)" office:value-type="float" office:value="49.7946144190039" calcext:value-type="float">
            <text:p>50</text:p>
          </table:table-cell>
          <table:table-cell table:style-name="ce27" table:formula="of:=(1/(PI() * [.$A$8]^2))*[.E20] +(2*[.D20]/(PI()*[.$A$8]^3))*[.$A$10]" office:value-type="float" office:value="3.90506857114173" calcext:value-type="float">
            <text:p>4</text:p>
          </table:table-cell>
          <table:table-cell table:style-name="ce27" office:value-type="float" office:value="13700" calcext:value-type="float">
            <text:p>137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0] * [.$A$13] * [.$A$18]  )   /  ([.$A$23])" office:value-type="float" office:value="1350.80113925996" calcext:value-type="float">
            <text:p>1351</text:p>
          </table:table-cell>
          <table:table-cell table:style-name="ce27" table:formula="of:= ([.$A$13]*[.$A$18]/[.$A$23])*[.G20] + ([.F20]*[.$A$18]/[.$A$23])*[.$A$15] + ([.F20]*[.$A$13]/[.$A$23])*[.$A$20]+ ([.F20]*[.$A$13]*[.$A$18]/[.$A$23]^2)*[.$A$25]" office:value-type="float" office:value="248.159100136159" calcext:value-type="float">
            <text:p>248</text:p>
          </table:table-cell>
          <table:table-cell table:style-name="ce23" table:formula="of:=[.$A$18]/60 * [.H20]/(0.5 * [.$A$13] * [.F20]^2)" office:value-type="float" office:value="0.0551791761386494" calcext:value-type="float">
            <text:p>0,055</text:p>
          </table:table-cell>
          <table:table-cell table:style-name="ce24" table:formula="of:=(1/60 * [.H20]/(0.5 * [.$A$13] * [.F20]^2))*[.$A$20] + ([.$A$18]/60^2 * [.H20]/(0.5 * [.$A$13] * [.F20]^2)) * 1 +  ([.$A$18]/60 * 1/(0.5 * [.$A$13] * [.F20]^2)) * [.I20]  +  ([.$A$18]/60 * [.H20]/(0.5 * [.$A$13]^2 * [.F20]^2)) * [.$A$15] +  (2 * [.$A$18]/60 * [.H20]/(0.5 * [.$A$13] * [.F20]^3)) * [.G20]" office:value-type="float" office:value="0.0111733506977344" calcext:value-type="float">
            <text:p>0,011</text:p>
          </table:table-cell>
          <table:table-cell table:number-columns-repeated="2"/>
          <table:table-cell table:formula="of:= 64/[.J20]" office:value-type="float" office:value="0.047379290807426" calcext:value-type="float">
            <text:p>0,047379290807426</text:p>
          </table:table-cell>
          <table:table-cell table:formula="of:=[.H20]+0.28" office:value-type="float" office:value="13700.28" calcext:value-type="float">
            <text:p>13700,28</text:p>
          </table:table-cell>
          <table:table-cell table:formula="of:=[.$A$18]/60 * [.Q20]/(0.5 * [.$A$13] * [.F20]^2)" office:value-type="float" office:value="0.0551803038882347" calcext:value-type="float">
            <text:p>0,055180303888235</text:p>
          </table:table-cell>
        </table:table-row>
        <table:table-row table:style-name="ro1">
          <table:table-cell table:number-columns-repeated="2"/>
          <table:table-cell table:style-name="ce22" office:value-type="float" office:value="12" calcext:value-type="float">
            <text:p>12,00</text:p>
          </table:table-cell>
          <table:table-cell table:style-name="ce18" office:value-type="float" office:value="3.117" calcext:value-type="float">
            <text:p>3,1</text:p>
          </table:table-cell>
          <table:table-cell table:style-name="ce18" office:value-type="float" office:value="0.160973246492986" calcext:value-type="float">
            <text:p>0,2</text:p>
          </table:table-cell>
          <table:table-cell table:style-name="ce27" table:formula="of:=[.D21]/(PI()*[.$A$8]^2)" office:value-type="float" office:value="44.6904155324029" calcext:value-type="float">
            <text:p>45</text:p>
          </table:table-cell>
          <table:table-cell table:style-name="ce27" table:formula="of:=(1/(PI() * [.$A$8]^2))*[.E21] +(2*[.D21]/(PI()*[.$A$8]^3))*[.$A$10]" office:value-type="float" office:value="3.50771872560379" calcext:value-type="float">
            <text:p>4</text:p>
          </table:table-cell>
          <table:table-cell table:style-name="ce27" office:value-type="float" office:value="11700" calcext:value-type="float">
            <text:p>117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1] * [.$A$13] * [.$A$18]  )   /  ([.$A$23])" office:value-type="float" office:value="1212.33721597273" calcext:value-type="float">
            <text:p>1212</text:p>
          </table:table-cell>
          <table:table-cell table:style-name="ce27" table:formula="of:= ([.$A$13]*[.$A$18]/[.$A$23])*[.G21] + ([.F21]*[.$A$18]/[.$A$23])*[.$A$15] + ([.F21]*[.$A$13]/[.$A$23])*[.$A$20]+ ([.F21]*[.$A$13]*[.$A$18]/[.$A$23]^2)*[.$A$25]" office:value-type="float" office:value="222.801279289082" calcext:value-type="float">
            <text:p>223</text:p>
          </table:table-cell>
          <table:table-cell table:style-name="ce23" table:formula="of:=[.$A$18]/60 * [.H21]/(0.5 * [.$A$13] * [.F21]^2)" office:value-type="float" office:value="0.0585027752431691" calcext:value-type="float">
            <text:p>0,059</text:p>
          </table:table-cell>
          <table:table-cell table:style-name="ce24" table:formula="of:=(1/60 * [.H21]/(0.5 * [.$A$13] * [.F21]^2))*[.$A$20] + ([.$A$18]/60^2 * [.H21]/(0.5 * [.$A$13] * [.F21]^2)) * 1 +  ([.$A$18]/60 * 1/(0.5 * [.$A$13] * [.F21]^2)) * [.I21]  +  ([.$A$18]/60 * [.H21]/(0.5 * [.$A$13]^2 * [.F21]^2)) * [.$A$15] +  (2 * [.$A$18]/60 * [.H21]/(0.5 * [.$A$13] * [.F21]^3)) * [.G21]" office:value-type="float" office:value="0.0120000414367778" calcext:value-type="float">
            <text:p>0,012</text:p>
          </table:table-cell>
          <table:table-cell table:number-columns-repeated="2"/>
          <table:table-cell table:formula="of:= 64/[.J21]" office:value-type="float" office:value="0.0527905925486656" calcext:value-type="float">
            <text:p>0,052790592548666</text:p>
          </table:table-cell>
          <table:table-cell table:formula="of:=[.H21]+0.28" office:value-type="float" office:value="11700.28" calcext:value-type="float">
            <text:p>11700,28</text:p>
          </table:table-cell>
          <table:table-cell table:formula="of:=[.$A$18]/60 * [.Q21]/(0.5 * [.$A$13] * [.F21]^2)" office:value-type="float" office:value="0.0585041753095851" calcext:value-type="float">
            <text:p>0,058504175309585</text:p>
          </table:table-cell>
        </table:table-row>
        <table:table-row table:style-name="ro1">
          <table:table-cell office:value-type="string" calcext:value-type="string">
            <text:p>viscosidad dinámica</text:p>
          </table:table-cell>
          <table:table-cell/>
          <table:table-cell table:style-name="ce22" office:value-type="float" office:value="10" calcext:value-type="float">
            <text:p>10,00</text:p>
          </table:table-cell>
          <table:table-cell table:style-name="ce22" office:value-type="float" office:value="2.64" calcext:value-type="float">
            <text:p>2,64</text:p>
          </table:table-cell>
          <table:table-cell table:style-name="ce22" office:value-type="float" office:value="0.136645290581162" calcext:value-type="float">
            <text:p>0,14</text:p>
          </table:table-cell>
          <table:table-cell table:style-name="ce27" table:formula="of:=[.D22]/(PI()*[.$A$8]^2)" office:value-type="float" office:value="37.8513625298503" calcext:value-type="float">
            <text:p>38</text:p>
          </table:table-cell>
          <table:table-cell table:style-name="ce27" table:formula="of:=(1/(PI() * [.$A$8]^2))*[.E22] +(2*[.D22]/(PI()*[.$A$8]^3))*[.$A$10]" office:value-type="float" office:value="2.97531457863301" calcext:value-type="float">
            <text:p>3</text:p>
          </table:table-cell>
          <table:table-cell table:style-name="ce27" office:value-type="float" office:value="9800" calcext:value-type="float">
            <text:p>98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2] * [.$A$13] * [.$A$18]  )   /  ([.$A$23])" office:value-type="float" office:value="1026.81111651204" calcext:value-type="float">
            <text:p>1027</text:p>
          </table:table-cell>
          <table:table-cell table:style-name="ce27" table:formula="of:= ([.$A$13]*[.$A$18]/[.$A$23])*[.G22] + ([.F22]*[.$A$18]/[.$A$23])*[.$A$15] + ([.F22]*[.$A$13]/[.$A$23])*[.$A$20]+ ([.F22]*[.$A$13]*[.$A$18]/[.$A$23]^2)*[.$A$25]" office:value-type="float" office:value="188.824648547352" calcext:value-type="float">
            <text:p>189</text:p>
          </table:table-cell>
          <table:table-cell table:style-name="ce23" table:formula="of:=[.$A$18]/60 * [.H22]/(0.5 * [.$A$13] * [.F22]^2)" office:value-type="float" office:value="0.0683097086960244" calcext:value-type="float">
            <text:p>0,068</text:p>
          </table:table-cell>
          <table:table-cell table:style-name="ce24" table:formula="of:=(1/60 * [.H22]/(0.5 * [.$A$13] * [.F22]^2))*[.$A$20] + ([.$A$18]/60^2 * [.H22]/(0.5 * [.$A$13] * [.F22]^2)) * 1 +  ([.$A$18]/60 * 1/(0.5 * [.$A$13] * [.F22]^2)) * [.I22]  +  ([.$A$18]/60 * [.H22]/(0.5 * [.$A$13]^2 * [.F22]^2)) * [.$A$15] +  (2 * [.$A$18]/60 * [.H22]/(0.5 * [.$A$13] * [.F22]^3)) * [.G22]" office:value-type="float" office:value="0.0142538586895724" calcext:value-type="float">
            <text:p>0,014</text:p>
          </table:table-cell>
          <table:table-cell table:number-columns-repeated="2"/>
          <table:table-cell table:formula="of:= 64/[.J22]" office:value-type="float" office:value="0.0623288927932536" calcext:value-type="float">
            <text:p>0,062328892793254</text:p>
          </table:table-cell>
          <table:table-cell table:formula="of:=[.H22]+0.28" office:value-type="float" office:value="9800.28" calcext:value-type="float">
            <text:p>9800,28</text:p>
          </table:table-cell>
          <table:table-cell table:formula="of:=[.$A$18]/60 * [.Q22]/(0.5 * [.$A$13] * [.F22]^2)" office:value-type="float" office:value="0.0683116604019874" calcext:value-type="float">
            <text:p>0,068311660401987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<text:s text:c="12"/>-------→</text:p>
          </table:table-cell>
          <table:table-cell table:style-name="ce22" office:value-type="float" office:value="8" calcext:value-type="float">
            <text:p>8,00</text:p>
          </table:table-cell>
          <table:table-cell table:style-name="ce22" office:value-type="float" office:value="2.191" calcext:value-type="float">
            <text:p>2,19</text:p>
          </table:table-cell>
          <table:table-cell table:style-name="ce22" office:value-type="float" office:value="0.113745390781563" calcext:value-type="float">
            <text:p>0,11</text:p>
          </table:table-cell>
          <table:table-cell table:style-name="ce27" table:formula="of:=[.D23]/(PI()*[.$A$8]^2)" office:value-type="float" office:value="31.4137633723114" calcext:value-type="float">
            <text:p>31</text:p>
          </table:table-cell>
          <table:table-cell table:style-name="ce27" table:formula="of:=(1/(PI() * [.$A$8]^2))*[.E23] +(2*[.D23]/(PI()*[.$A$8]^3))*[.$A$10]" office:value-type="float" office:value="2.47416266670455" calcext:value-type="float">
            <text:p>2</text:p>
          </table:table-cell>
          <table:table-cell table:style-name="ce27" office:value-type="float" office:value="7800" calcext:value-type="float">
            <text:p>78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3] * [.$A$13] * [.$A$18]  )   /  ([.$A$23])" office:value-type="float" office:value="852.175437984042" calcext:value-type="float">
            <text:p>852</text:p>
          </table:table-cell>
          <table:table-cell table:style-name="ce27" table:formula="of:= ([.$A$13]*[.$A$18]/[.$A$23])*[.G23] + ([.F23]*[.$A$18]/[.$A$23])*[.$A$15] + ([.F23]*[.$A$13]/[.$A$23])*[.$A$20]+ ([.F23]*[.$A$13]*[.$A$18]/[.$A$23]^2)*[.$A$25]" office:value-type="float" office:value="156.842453153146" calcext:value-type="float">
            <text:p>157</text:p>
          </table:table-cell>
          <table:table-cell table:style-name="ce23" table:formula="of:=[.$A$18]/60 * [.H23]/(0.5 * [.$A$13] * [.F23]^2)" office:value-type="float" office:value="0.0789358080158399" calcext:value-type="float">
            <text:p>0,079</text:p>
          </table:table-cell>
          <table:table-cell table:style-name="ce24" table:formula="of:=(1/60 * [.H23]/(0.5 * [.$A$13] * [.F23]^2))*[.$A$20] + ([.$A$18]/60^2 * [.H23]/(0.5 * [.$A$13] * [.F23]^2)) * 1 +  ([.$A$18]/60 * 1/(0.5 * [.$A$13] * [.F23]^2)) * [.I23]  +  ([.$A$18]/60 * [.H23]/(0.5 * [.$A$13]^2 * [.F23]^2)) * [.$A$15] +  (2 * [.$A$18]/60 * [.H23]/(0.5 * [.$A$13] * [.F23]^3)) * [.G23]" office:value-type="float" office:value="0.0169087254761481" calcext:value-type="float">
            <text:p>0,017</text:p>
          </table:table-cell>
          <table:table-cell table:number-columns-repeated="2"/>
          <table:table-cell table:formula="of:= 64/[.J23]" office:value-type="float" office:value="0.0751019064236377" calcext:value-type="float">
            <text:p>0,075101906423638</text:p>
          </table:table-cell>
          <table:table-cell table:formula="of:=[.H23]+0.28" office:value-type="float" office:value="7800.28" calcext:value-type="float">
            <text:p>7800,28</text:p>
          </table:table-cell>
          <table:table-cell table:formula="of:=[.$A$18]/60 * [.Q23]/(0.5 * [.$A$13] * [.F23]^2)" office:value-type="float" office:value="0.0789386416089481" calcext:value-type="float">
            <text:p>0,078938641608948</text:p>
          </table:table-cell>
        </table:table-row>
        <table:table-row table:style-name="ro1">
          <table:table-cell office:value-type="string" calcext:value-type="string">
            <text:p>error viscosidad</text:p>
          </table:table-cell>
          <table:table-cell/>
          <table:table-cell table:style-name="ce22" office:value-type="float" office:value="7" calcext:value-type="float">
            <text:p>7,00</text:p>
          </table:table-cell>
          <table:table-cell table:style-name="ce22" office:value-type="float" office:value="1.964" calcext:value-type="float">
            <text:p>1,96</text:p>
          </table:table-cell>
          <table:table-cell table:style-name="ce22" office:value-type="float" office:value="0.102167935871743" calcext:value-type="float">
            <text:p>0,10</text:p>
          </table:table-cell>
          <table:table-cell table:style-name="ce27" table:formula="of:=[.D24]/(PI()*[.$A$8]^2)" office:value-type="float" office:value="28.1591197002372" calcext:value-type="float">
            <text:p>28</text:p>
          </table:table-cell>
          <table:table-cell table:style-name="ce27" table:formula="of:=(1/(PI() * [.$A$8]^2))*[.E24] +(2*[.D24]/(PI()*[.$A$8]^3))*[.$A$10]" office:value-type="float" office:value="2.22079633261154" calcext:value-type="float">
            <text:p>2</text:p>
          </table:table-cell>
          <table:table-cell table:style-name="ce27" office:value-type="float" office:value="6900" calcext:value-type="float">
            <text:p>6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4] * [.$A$13] * [.$A$18]  )   /  ([.$A$23])" office:value-type="float" office:value="763.885239708197" calcext:value-type="float">
            <text:p>764</text:p>
          </table:table-cell>
          <table:table-cell table:style-name="ce27" table:formula="of:= ([.$A$13]*[.$A$18]/[.$A$23])*[.G24] + ([.F24]*[.$A$18]/[.$A$23])*[.$A$15] + ([.F24]*[.$A$13]/[.$A$23])*[.$A$20]+ ([.F24]*[.$A$13]*[.$A$18]/[.$A$23]^2)*[.$A$25]" office:value-type="float" office:value="140.673280871442" calcext:value-type="float">
            <text:p>141</text:p>
          </table:table-cell>
          <table:table-cell table:style-name="ce23" table:formula="of:=[.$A$18]/60 * [.H24]/(0.5 * [.$A$13] * [.F24]^2)" office:value-type="float" office:value="0.0869021127733082" calcext:value-type="float">
            <text:p>0,087</text:p>
          </table:table-cell>
          <table:table-cell table:style-name="ce24" table:formula="of:=(1/60 * [.H24]/(0.5 * [.$A$13] * [.F24]^2))*[.$A$20] + ([.$A$18]/60^2 * [.H24]/(0.5 * [.$A$13] * [.F24]^2)) * 1 +  ([.$A$18]/60 * 1/(0.5 * [.$A$13] * [.F24]^2)) * [.I24]  +  ([.$A$18]/60 * [.H24]/(0.5 * [.$A$13]^2 * [.F24]^2)) * [.$A$15] +  (2 * [.$A$18]/60 * [.H24]/(0.5 * [.$A$13] * [.F24]^3)) * [.G24]" office:value-type="float" office:value="0.0189241558054815" calcext:value-type="float">
            <text:p>0,019</text:p>
          </table:table-cell>
          <table:table-cell table:number-columns-repeated="2"/>
          <table:table-cell table:formula="of:= 64/[.J24]" office:value-type="float" office:value="0.0837822184186304" calcext:value-type="float">
            <text:p>0,08378221841863</text:p>
          </table:table-cell>
          <table:table-cell table:formula="of:=[.H24]+0.28" office:value-type="float" office:value="6900.28" calcext:value-type="float">
            <text:p>6900,28</text:p>
          </table:table-cell>
          <table:table-cell table:formula="of:=[.$A$18]/60 * [.Q24]/(0.5 * [.$A$13] * [.F24]^2)" office:value-type="float" office:value="0.0869056392358553" calcext:value-type="float">
            <text:p>0,086905639235855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22" office:value-type="float" office:value="6" calcext:value-type="float">
            <text:p>6,00</text:p>
          </table:table-cell>
          <table:table-cell table:style-name="ce22" office:value-type="float" office:value="1.665" calcext:value-type="float">
            <text:p>1,67</text:p>
          </table:table-cell>
          <table:table-cell table:style-name="ce22" office:value-type="float" office:value="0.0869183366733466" calcext:value-type="float">
            <text:p>0,09</text:p>
          </table:table-cell>
          <table:table-cell table:style-name="ce27" table:formula="of:=[.D25]/(PI()*[.$A$8]^2)" office:value-type="float" office:value="23.8721661409852" calcext:value-type="float">
            <text:p>24</text:p>
          </table:table-cell>
          <table:table-cell table:style-name="ce27" table:formula="of:=(1/(PI() * [.$A$8]^2))*[.E25] +(2*[.D25]/(PI()*[.$A$8]^3))*[.$A$10]" office:value-type="float" office:value="1.88706710840973" calcext:value-type="float">
            <text:p>2</text:p>
          </table:table-cell>
          <table:table-cell table:style-name="ce27" office:value-type="float" office:value="5900" calcext:value-type="float">
            <text:p>5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5] * [.$A$13] * [.$A$18]  )   /  ([.$A$23])" office:value-type="float" office:value="647.591101891114" calcext:value-type="float">
            <text:p>648</text:p>
          </table:table-cell>
          <table:table-cell table:style-name="ce27" table:formula="of:= ([.$A$13]*[.$A$18]/[.$A$23])*[.G25] + ([.F25]*[.$A$18]/[.$A$23])*[.$A$15] + ([.F25]*[.$A$13]/[.$A$23])*[.$A$20]+ ([.F25]*[.$A$13]*[.$A$18]/[.$A$23]^2)*[.$A$25]" office:value-type="float" office:value="119.375560553251" calcext:value-type="float">
            <text:p>119</text:p>
          </table:table-cell>
          <table:table-cell table:style-name="ce22" table:formula="of:=[.$A$18]/60 * [.H25]/(0.5 * [.$A$13] * [.F25]^2)" office:value-type="float" office:value="0.103392193068012" calcext:value-type="float">
            <text:p>0,10</text:p>
          </table:table-cell>
          <table:table-cell table:style-name="ce25" table:formula="of:=(1/60 * [.H25]/(0.5 * [.$A$13] * [.F25]^2))*[.$A$20] + ([.$A$18]/60^2 * [.H25]/(0.5 * [.$A$13] * [.F25]^2)) * 1 +  ([.$A$18]/60 * 1/(0.5 * [.$A$13] * [.F25]^2)) * [.I25]  +  ([.$A$18]/60 * [.H25]/(0.5 * [.$A$13]^2 * [.F25]^2)) * [.$A$15] +  (2 * [.$A$18]/60 * [.H25]/(0.5 * [.$A$13] * [.F25]^3)) * [.G25]" office:value-type="float" office:value="0.0230608622968" calcext:value-type="float">
            <text:p>0,02</text:p>
          </table:table-cell>
          <table:table-cell table:number-columns-repeated="2"/>
          <table:table-cell table:formula="of:= 64/[.J25]" office:value-type="float" office:value="0.0988277939784926" calcext:value-type="float">
            <text:p>0,098827793978493</text:p>
          </table:table-cell>
          <table:table-cell table:formula="of:=[.H25]+0.28" office:value-type="float" office:value="5900.28" calcext:value-type="float">
            <text:p>5900,28</text:p>
          </table:table-cell>
          <table:table-cell table:formula="of:=[.$A$18]/60 * [.Q25]/(0.5 * [.$A$13] * [.F25]^2)" office:value-type="float" office:value="0.103397099816157" calcext:value-type="float">
            <text:p>0,103397099816157</text:p>
          </table:table-cell>
        </table:table-row>
        <table:table-row table:style-name="ro1">
          <table:table-cell table:number-columns-repeated="2"/>
          <table:table-cell table:style-name="ce22" office:value-type="float" office:value="4.7" calcext:value-type="float">
            <text:p>4,70</text:p>
          </table:table-cell>
          <table:table-cell table:style-name="ce22" office:value-type="float" office:value="1.183" calcext:value-type="float">
            <text:p>1,18</text:p>
          </table:table-cell>
          <table:table-cell table:style-name="ce22" office:value-type="float" office:value="0.0623353707414829" calcext:value-type="float">
            <text:p>0,06</text:p>
          </table:table-cell>
          <table:table-cell table:style-name="ce18" table:formula="of:=[.D26]/(PI()*[.$A$8]^2)" office:value-type="float" office:value="16.9614249518231" calcext:value-type="float">
            <text:p>17,0</text:p>
          </table:table-cell>
          <table:table-cell table:style-name="ce18" table:formula="of:=(1/(PI() * [.$A$8]^2))*[.E26] +(2*[.D26]/(PI()*[.$A$8]^3))*[.$A$10]" office:value-type="float" office:value="1.34908220518141" calcext:value-type="float">
            <text:p>1,3</text:p>
          </table:table-cell>
          <table:table-cell table:style-name="ce27" office:value-type="float" office:value="4600" calcext:value-type="float">
            <text:p>46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6] * [.$A$13] * [.$A$18]  )   /  ([.$A$23])" office:value-type="float" office:value="460.120284406719" calcext:value-type="float">
            <text:p>460</text:p>
          </table:table-cell>
          <table:table-cell table:style-name="ce27" table:formula="of:= ([.$A$13]*[.$A$18]/[.$A$23])*[.G26] + ([.F26]*[.$A$18]/[.$A$23])*[.$A$15] + ([.F26]*[.$A$13]/[.$A$23])*[.$A$20]+ ([.F26]*[.$A$13]*[.$A$18]/[.$A$23]^2)*[.$A$25]" office:value-type="float" office:value="85.0427806423213" calcext:value-type="float">
            <text:p>85</text:p>
          </table:table-cell>
          <table:table-cell table:style-name="ce22" table:formula="of:=[.$A$18]/60 * [.H26]/(0.5 * [.$A$13] * [.F26]^2)" office:value-type="float" office:value="0.159680746325757" calcext:value-type="float">
            <text:p>0,16</text:p>
          </table:table-cell>
          <table:table-cell table:style-name="ce25" table:formula="of:=(1/60 * [.H26]/(0.5 * [.$A$13] * [.F26]^2))*[.$A$20] + ([.$A$18]/60^2 * [.H26]/(0.5 * [.$A$13] * [.F26]^2)) * 1 +  ([.$A$18]/60 * 1/(0.5 * [.$A$13] * [.F26]^2)) * [.I26]  +  ([.$A$18]/60 * [.H26]/(0.5 * [.$A$13]^2 * [.F26]^2)) * [.$A$15] +  (2 * [.$A$18]/60 * [.H26]/(0.5 * [.$A$13] * [.F26]^3)) * [.G26]" office:value-type="float" office:value="0.0373016419506168" calcext:value-type="float">
            <text:p>0,04</text:p>
          </table:table-cell>
          <table:table-cell table:number-columns-repeated="2"/>
          <table:table-cell table:formula="of:= 64/[.J26]" office:value-type="float" office:value="0.139094063376323" calcext:value-type="float">
            <text:p>0,139094063376323</text:p>
          </table:table-cell>
          <table:table-cell table:formula="of:=[.H26]+0.28" office:value-type="float" office:value="4600.28" calcext:value-type="float">
            <text:p>4600,28</text:p>
          </table:table-cell>
          <table:table-cell table:formula="of:=[.$A$18]/60 * [.Q26]/(0.5 * [.$A$13] * [.F26]^2)" office:value-type="float" office:value="0.159690466023359" calcext:value-type="float">
            <text:p>0,159690466023359</text:p>
          </table:table-cell>
        </table:table-row>
        <table:table-row table:style-name="ro1">
          <table:table-cell table:number-columns-repeated="2"/>
          <table:table-cell table:style-name="ce22" office:value-type="float" office:value="4.09999999999999" calcext:value-type="float">
            <text:p>4,10</text:p>
          </table:table-cell>
          <table:table-cell table:style-name="ce22" office:value-type="float" office:value="0.986999999999998" calcext:value-type="float">
            <text:p>0,99</text:p>
          </table:table-cell>
          <table:table-cell table:style-name="ce22" office:value-type="float" office:value="0.0523389779559117" calcext:value-type="float">
            <text:p>0,05</text:p>
          </table:table-cell>
          <table:table-cell table:style-name="ce18" table:formula="of:=[.D27]/(PI()*[.$A$8]^2)" office:value-type="float" office:value="14.1512480367281" calcext:value-type="float">
            <text:p>14,2</text:p>
          </table:table-cell>
          <table:table-cell table:style-name="ce18" table:formula="of:=(1/(PI() * [.$A$8]^2))*[.E27] +(2*[.D27]/(PI()*[.$A$8]^3))*[.$A$10]" office:value-type="float" office:value="1.13031655988524" calcext:value-type="float">
            <text:p>1,1</text:p>
          </table:table-cell>
          <table:table-cell table:style-name="ce27" office:value-type="float" office:value="4000" calcext:value-type="float">
            <text:p>40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7] * [.$A$13] * [.$A$18]  )   /  ([.$A$23])" office:value-type="float" office:value="383.887337877795" calcext:value-type="float">
            <text:p>384</text:p>
          </table:table-cell>
          <table:table-cell table:style-name="ce27" table:formula="of:= ([.$A$13]*[.$A$18]/[.$A$23])*[.G27] + ([.F27]*[.$A$18]/[.$A$23])*[.$A$15] + ([.F27]*[.$A$13]/[.$A$23])*[.$A$20]+ ([.F27]*[.$A$13]*[.$A$18]/[.$A$23]^2)*[.$A$25]" office:value-type="float" office:value="71.0817332096609" calcext:value-type="float">
            <text:p>71</text:p>
          </table:table-cell>
          <table:table-cell table:style-name="ce22" table:formula="of:=[.$A$18]/60 * [.H27]/(0.5 * [.$A$13] * [.F27]^2)" office:value-type="float" office:value="0.199475653871403" calcext:value-type="float">
            <text:p>0,20</text:p>
          </table:table-cell>
          <table:table-cell table:style-name="ce25" table:formula="of:=(1/60 * [.H27]/(0.5 * [.$A$13] * [.F27]^2))*[.$A$20] + ([.$A$18]/60^2 * [.H27]/(0.5 * [.$A$13] * [.F27]^2)) * 1 +  ([.$A$18]/60 * 1/(0.5 * [.$A$13] * [.F27]^2)) * [.I27]  +  ([.$A$18]/60 * [.H27]/(0.5 * [.$A$13]^2 * [.F27]^2)) * [.$A$15] +  (2 * [.$A$18]/60 * [.H27]/(0.5 * [.$A$13] * [.F27]^3)) * [.G27]" office:value-type="float" office:value="0.0480326533386894" calcext:value-type="float">
            <text:p>0,05</text:p>
          </table:table-cell>
          <table:table-cell table:number-columns-repeated="2"/>
          <table:table-cell table:formula="of:= 64/[.J27]" office:value-type="float" office:value="0.166715579507792" calcext:value-type="float">
            <text:p>0,166715579507792</text:p>
          </table:table-cell>
          <table:table-cell table:formula="of:=[.H27]+0.28" office:value-type="float" office:value="4000.28" calcext:value-type="float">
            <text:p>4000,28</text:p>
          </table:table-cell>
          <table:table-cell table:formula="of:=[.$A$18]/60 * [.Q27]/(0.5 * [.$A$13] * [.F27]^2)" office:value-type="float" office:value="0.199489617167174" calcext:value-type="float">
            <text:p>0,199489617167174</text:p>
          </table:table-cell>
        </table:table-row>
        <table:table-row table:style-name="ro1">
          <table:table-cell table:number-columns-repeated="2"/>
          <table:table-cell table:style-name="ce22" office:value-type="float" office:value="3.40000000000001" calcext:value-type="float">
            <text:p>3,40</text:p>
          </table:table-cell>
          <table:table-cell table:style-name="ce22" office:value-type="float" office:value="0.757999999999998" calcext:value-type="float">
            <text:p>0,76</text:p>
          </table:table-cell>
          <table:table-cell table:style-name="ce22" office:value-type="float" office:value="0.0406595190380761" calcext:value-type="float">
            <text:p>0,04</text:p>
          </table:table-cell>
          <table:table-cell table:style-name="ce18" table:formula="of:=[.D28]/(PI()*[.$A$8]^2)" office:value-type="float" office:value="10.86792909001" calcext:value-type="float">
            <text:p>10,9</text:p>
          </table:table-cell>
          <table:table-cell table:style-name="ce18" table:formula="of:=(1/(PI() * [.$A$8]^2))*[.E28] +(2*[.D28]/(PI()*[.$A$8]^3))*[.$A$10]" office:value-type="float" office:value="0.874717923289206" calcext:value-type="float">
            <text:p>0,9</text:p>
          </table:table-cell>
          <table:table-cell table:style-name="ce27" office:value-type="float" office:value="3300" calcext:value-type="float">
            <text:p>33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8] * [.$A$13] * [.$A$18]  )   /  ([.$A$23])" office:value-type="float" office:value="294.81925239247" calcext:value-type="float">
            <text:p>295</text:p>
          </table:table-cell>
          <table:table-cell table:style-name="ce27" table:formula="of:= ([.$A$13]*[.$A$18]/[.$A$23])*[.G28] + ([.F28]*[.$A$18]/[.$A$23])*[.$A$15] + ([.F28]*[.$A$13]/[.$A$23])*[.$A$20]+ ([.F28]*[.$A$13]*[.$A$18]/[.$A$23]^2)*[.$A$25]" office:value-type="float" office:value="54.7701012602772" calcext:value-type="float">
            <text:p>55</text:p>
          </table:table-cell>
          <table:table-cell table:style-name="ce22" table:formula="of:=[.$A$18]/60 * [.H28]/(0.5 * [.$A$13] * [.F28]^2)" office:value-type="float" office:value="0.279022830461719" calcext:value-type="float">
            <text:p>0,28</text:p>
          </table:table-cell>
          <table:table-cell table:style-name="ce25" table:formula="of:=(1/60 * [.H28]/(0.5 * [.$A$13] * [.F28]^2))*[.$A$20] + ([.$A$18]/60^2 * [.H28]/(0.5 * [.$A$13] * [.F28]^2)) * 1 +  ([.$A$18]/60 * 1/(0.5 * [.$A$13] * [.F28]^2)) * [.I28]  +  ([.$A$18]/60 * [.H28]/(0.5 * [.$A$13]^2 * [.F28]^2)) * [.$A$15] +  (2 * [.$A$18]/60 * [.H28]/(0.5 * [.$A$13] * [.F28]^3)) * [.G28]" office:value-type="float" office:value="0.0704881385667623" calcext:value-type="float">
            <text:p>0,07</text:p>
          </table:table-cell>
          <table:table-cell table:number-columns-repeated="2"/>
          <table:table-cell table:formula="of:= 64/[.J28]" office:value-type="float" office:value="0.217082159596558" calcext:value-type="float">
            <text:p>0,217082159596558</text:p>
          </table:table-cell>
          <table:table-cell table:formula="of:=[.H28]+0.28" office:value-type="float" office:value="3300.28" calcext:value-type="float">
            <text:p>3300,28</text:p>
          </table:table-cell>
          <table:table-cell table:formula="of:=[.$A$18]/60 * [.Q28]/(0.5 * [.$A$13] * [.F28]^2)" office:value-type="float" office:value="0.279046505126123" calcext:value-type="float">
            <text:p>0,279046505126123</text:p>
          </table:table-cell>
        </table:table-row>
        <table:table-row table:style-name="ro1">
          <table:table-cell table:number-columns-repeated="2"/>
          <table:table-cell table:style-name="ce22" office:value-type="float" office:value="3" calcext:value-type="float">
            <text:p>3,00</text:p>
          </table:table-cell>
          <table:table-cell table:style-name="ce22" office:value-type="float" office:value="0.608999999999998" calcext:value-type="float">
            <text:p>0,61</text:p>
          </table:table-cell>
          <table:table-cell table:style-name="ce22" office:value-type="float" office:value="0.0330602204408816" calcext:value-type="float">
            <text:p>0,03</text:p>
          </table:table-cell>
          <table:table-cell table:style-name="ce18" table:formula="of:=[.D29]/(PI()*[.$A$8]^2)" office:value-type="float" office:value="8.731621129045" calcext:value-type="float">
            <text:p>8,7</text:p>
          </table:table-cell>
          <table:table-cell table:style-name="ce18" table:formula="of:=(1/(PI() * [.$A$8]^2))*[.E29] +(2*[.D29]/(PI()*[.$A$8]^3))*[.$A$10]" office:value-type="float" office:value="0.708411386814057" calcext:value-type="float">
            <text:p>0,7</text:p>
          </table:table-cell>
          <table:table-cell table:style-name="ce27" office:value-type="float" office:value="2900" calcext:value-type="float">
            <text:p>29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29] * [.$A$13] * [.$A$18]  )   /  ([.$A$23])" office:value-type="float" office:value="236.866655286299" calcext:value-type="float">
            <text:p>237</text:p>
          </table:table-cell>
          <table:table-cell table:style-name="ce27" table:formula="of:= ([.$A$13]*[.$A$18]/[.$A$23])*[.G29] + ([.F29]*[.$A$18]/[.$A$23])*[.$A$15] + ([.F29]*[.$A$13]/[.$A$23])*[.$A$20]+ ([.F29]*[.$A$13]*[.$A$18]/[.$A$23]^2)*[.$A$25]" office:value-type="float" office:value="44.1568560181017" calcext:value-type="float">
            <text:p>44</text:p>
          </table:table-cell>
          <table:table-cell table:style-name="ce22" table:formula="of:=[.$A$18]/60 * [.H29]/(0.5 * [.$A$13] * [.F29]^2)" office:value-type="float" office:value="0.37986355120856" calcext:value-type="float">
            <text:p>0,38</text:p>
          </table:table-cell>
          <table:table-cell table:style-name="ce25" table:formula="of:=(1/60 * [.H29]/(0.5 * [.$A$13] * [.F29]^2))*[.$A$20] + ([.$A$18]/60^2 * [.H29]/(0.5 * [.$A$13] * [.F29]^2)) * 1 +  ([.$A$18]/60 * 1/(0.5 * [.$A$13] * [.F29]^2)) * [.I29]  +  ([.$A$18]/60 * [.H29]/(0.5 * [.$A$13]^2 * [.F29]^2)) * [.$A$15] +  (2 * [.$A$18]/60 * [.H29]/(0.5 * [.$A$13] * [.F29]^3)) * [.G29]" office:value-type="float" office:value="0.0996289187870429" calcext:value-type="float">
            <text:p>0,10</text:p>
          </table:table-cell>
          <table:table-cell table:number-columns-repeated="2"/>
          <table:table-cell table:formula="of:= 64/[.J29]" office:value-type="float" office:value="0.270194215064352" calcext:value-type="float">
            <text:p>0,270194215064352</text:p>
          </table:table-cell>
          <table:table-cell table:formula="of:=[.H29]+0.28" office:value-type="float" office:value="2900.28" calcext:value-type="float">
            <text:p>2900,28</text:p>
          </table:table-cell>
          <table:table-cell table:formula="of:=[.$A$18]/60 * [.Q29]/(0.5 * [.$A$13] * [.F29]^2)" office:value-type="float" office:value="0.379900227689366" calcext:value-type="float">
            <text:p>0,379900227689366</text:p>
          </table:table-cell>
        </table:table-row>
        <table:table-row table:style-name="ro1">
          <table:table-cell table:number-columns-repeated="2"/>
          <table:table-cell table:style-name="ce22" office:value-type="float" office:value="2.3" calcext:value-type="float">
            <text:p>2,30</text:p>
          </table:table-cell>
          <table:table-cell table:style-name="ce22" office:value-type="float" office:value="0.433999999999998" calcext:value-type="float">
            <text:p>0,43</text:p>
          </table:table-cell>
          <table:table-cell table:style-name="ce22" office:value-type="float" office:value="0.0241348697394788" calcext:value-type="float">
            <text:p>0,02</text:p>
          </table:table-cell>
          <table:table-cell table:style-name="ce18" table:formula="of:=[.D30]/(PI()*[.$A$8]^2)" office:value-type="float" office:value="6.22253459771022" calcext:value-type="float">
            <text:p>6,2</text:p>
          </table:table-cell>
          <table:table-cell table:style-name="ce18" table:formula="of:=(1/(PI() * [.$A$8]^2))*[.E30] +(2*[.D30]/(PI()*[.$A$8]^3))*[.$A$10]" office:value-type="float" office:value="0.513084917799622" calcext:value-type="float">
            <text:p>0,5</text:p>
          </table:table-cell>
          <table:table-cell table:style-name="ce27" office:value-type="float" office:value="2300" calcext:value-type="float">
            <text:p>23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30] * [.$A$13] * [.$A$18]  )   /  ([.$A$23])" office:value-type="float" office:value="168.801524456902" calcext:value-type="float">
            <text:p>169</text:p>
          </table:table-cell>
          <table:table-cell table:style-name="ce27" table:formula="of:= ([.$A$13]*[.$A$18]/[.$A$23])*[.G30] + ([.F30]*[.$A$18]/[.$A$23])*[.$A$15] + ([.F30]*[.$A$13]/[.$A$23])*[.$A$20]+ ([.F30]*[.$A$13]*[.$A$18]/[.$A$23]^2)*[.$A$25]" office:value-type="float" office:value="31.6916350960836" calcext:value-type="float">
            <text:p>32</text:p>
          </table:table-cell>
          <table:table-cell table:style-name="ce22" table:formula="of:=[.$A$18]/60 * [.H30]/(0.5 * [.$A$13] * [.F30]^2)" office:value-type="float" office:value="0.593215634210456" calcext:value-type="float">
            <text:p>0,59</text:p>
          </table:table-cell>
          <table:table-cell table:style-name="ce25" table:formula="of:=(1/60 * [.H30]/(0.5 * [.$A$13] * [.F30]^2))*[.$A$20] + ([.$A$18]/60^2 * [.H30]/(0.5 * [.$A$13] * [.F30]^2)) * 1 +  ([.$A$18]/60 * 1/(0.5 * [.$A$13] * [.F30]^2)) * [.I30]  +  ([.$A$18]/60 * [.H30]/(0.5 * [.$A$13]^2 * [.F30]^2)) * [.$A$15] +  (2 * [.$A$18]/60 * [.H30]/(0.5 * [.$A$13] * [.F30]^3)) * [.G30]" office:value-type="float" office:value="0.167829596336206" calcext:value-type="float">
            <text:p>0,17</text:p>
          </table:table-cell>
          <table:table-cell table:number-columns-repeated="2"/>
          <table:table-cell table:formula="of:= 64/[.J30]" office:value-type="float" office:value="0.379143495332237" calcext:value-type="float">
            <text:p>0,379143495332237</text:p>
          </table:table-cell>
          <table:table-cell table:formula="of:=[.H30]+0.28" office:value-type="float" office:value="2300.28" calcext:value-type="float">
            <text:p>2300,28</text:p>
          </table:table-cell>
          <table:table-cell table:formula="of:=[.$A$18]/60 * [.Q30]/(0.5 * [.$A$13] * [.F30]^2)" office:value-type="float" office:value="0.593287851765924" calcext:value-type="float">
            <text:p>0,593287851765924</text:p>
          </table:table-cell>
        </table:table-row>
        <table:table-row table:style-name="ro1">
          <table:table-cell table:number-columns-repeated="2"/>
          <table:table-cell table:style-name="ce22" office:value-type="float" office:value="1.40000000000001" calcext:value-type="float">
            <text:p>1,40</text:p>
          </table:table-cell>
          <table:table-cell table:style-name="ce23" office:value-type="float" office:value="0.214999999999998" calcext:value-type="float">
            <text:p>0,215</text:p>
          </table:table-cell>
          <table:table-cell table:style-name="ce23" office:value-type="float" office:value="0.0129654308617233" calcext:value-type="float">
            <text:p>0,013</text:p>
          </table:table-cell>
          <table:table-cell table:style-name="ce18" table:formula="of:=[.D31]/(PI()*[.$A$8]^2)" office:value-type="float" office:value="3.08259202421127" calcext:value-type="float">
            <text:p>3,1</text:p>
          </table:table-cell>
          <table:table-cell table:style-name="ce18" table:formula="of:=(1/(PI() * [.$A$8]^2))*[.E31] +(2*[.D31]/(PI()*[.$A$8]^3))*[.$A$10]" office:value-type="float" office:value="0.2686477937187" calcext:value-type="float">
            <text:p>0,3</text:p>
          </table:table-cell>
          <table:table-cell table:style-name="ce27" office:value-type="float" office:value="1400" calcext:value-type="float">
            <text:p>1400</text:p>
          </table:table-cell>
          <table:table-cell table:style-name="ce29" office:value-type="float" office:value="200" calcext:value-type="float">
            <text:p>200</text:p>
          </table:table-cell>
          <table:table-cell table:style-name="ce27" table:formula="of:=(   [.F31] * [.$A$13] * [.$A$18]  )   /  ([.$A$23])" office:value-type="float" office:value="83.6228750189719" calcext:value-type="float">
            <text:p>84</text:p>
          </table:table-cell>
          <table:table-cell table:style-name="ce27" table:formula="of:= ([.$A$13]*[.$A$18]/[.$A$23])*[.G31] + ([.F31]*[.$A$18]/[.$A$23])*[.$A$15] + ([.F31]*[.$A$13]/[.$A$23])*[.$A$20]+ ([.F31]*[.$A$13]*[.$A$18]/[.$A$23]^2)*[.$A$25]" office:value-type="float" office:value="16.0923014851009" calcext:value-type="float">
            <text:p>16</text:p>
          </table:table-cell>
          <table:table-cell table:style-name="ce18" table:formula="of:=[.$A$18]/60 * [.H31]/(0.5 * [.$A$13] * [.F31]^2)" office:value-type="float" office:value="1.47134774234048" calcext:value-type="float">
            <text:p>1,5</text:p>
          </table:table-cell>
          <table:table-cell table:style-name="ce26" table:formula="of:=(1/60 * [.H31]/(0.5 * [.$A$13] * [.F31]^2))*[.$A$20] + ([.$A$18]/60^2 * [.H31]/(0.5 * [.$A$13] * [.F31]^2)) * 1 +  ([.$A$18]/60 * 1/(0.5 * [.$A$13] * [.F31]^2)) * [.I31]  +  ([.$A$18]/60 * [.H31]/(0.5 * [.$A$13]^2 * [.F31]^2)) * [.$A$15] +  (2 * [.$A$18]/60 * [.H31]/(0.5 * [.$A$13] * [.F31]^3)) * [.G31]" office:value-type="float" office:value="0.512328690055726" calcext:value-type="float">
            <text:p>0,5</text:p>
          </table:table-cell>
          <table:table-cell table:number-columns-repeated="2"/>
          <table:table-cell table:formula="of:= 64/[.J31]" office:value-type="float" office:value="0.765340823135775" calcext:value-type="float">
            <text:p>0,765340823135775</text:p>
          </table:table-cell>
          <table:table-cell table:formula="of:=[.H31]+0.28" office:value-type="float" office:value="1400.28" calcext:value-type="float">
            <text:p>1400,28</text:p>
          </table:table-cell>
          <table:table-cell table:formula="of:=[.$A$18]/60 * [.Q31]/(0.5 * [.$A$13] * [.F31]^2)" office:value-type="float" office:value="1.47164201188895" calcext:value-type="float">
            <text:p>1,47164201188895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Lambda</text:p>
          </table:table-cell>
          <table:table-cell office:value-type="string" calcext:value-type="string">
            <text:p>Error Lambd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Error Re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434177135497075" calcext:value-type="float">
            <text:p>0,043417713549708</text:p>
          </table:table-cell>
          <table:table-cell office:value-type="float" office:value="0.00832390826706368" calcext:value-type="float">
            <text:p>0,008323908267064</text:p>
          </table:table-cell>
          <table:table-cell table:style-name="ce27" office:value-type="float" office:value="3400" calcext:value-type="float">
            <text:p>3400</text:p>
          </table:table-cell>
          <table:table-cell table:style-name="ce27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465312491918286" calcext:value-type="float">
            <text:p>0,046531249191829</text:p>
          </table:table-cell>
          <table:table-cell office:value-type="float" office:value="0.00894032085403231" calcext:value-type="float">
            <text:p>0,008940320854032</text:p>
          </table:table-cell>
          <table:table-cell table:style-name="ce27" office:value-type="float" office:value="3100" calcext:value-type="float">
            <text:p>3100</text:p>
          </table:table-cell>
          <table:table-cell table:style-name="ce27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445543015003655" calcext:value-type="float">
            <text:p>0,044554301500366</text:p>
          </table:table-cell>
          <table:table-cell office:value-type="float" office:value="0.0085798709911971" calcext:value-type="float">
            <text:p>0,008579870991197</text:p>
          </table:table-cell>
          <table:table-cell table:style-name="ce27" office:value-type="float" office:value="3100" calcext:value-type="float">
            <text:p>3100</text:p>
          </table:table-cell>
          <table:table-cell table:style-name="ce27"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451120937163868" calcext:value-type="float">
            <text:p>0,045112093716387</text:p>
          </table:table-cell>
          <table:table-cell office:value-type="float" office:value="0.00870921777324003" calcext:value-type="float">
            <text:p>0,00870921777324</text:p>
          </table:table-cell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3973929581627" calcext:value-type="float">
            <text:p>0,03973929581627</text:p>
          </table:table-cell>
          <table:table-cell office:value-type="float" office:value="0.00770735092649707" calcext:value-type="float">
            <text:p>0,007707350926497</text:p>
          </table:table-cell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43178806724401" calcext:value-type="float">
            <text:p>0,043178806724401</text:p>
          </table:table-cell>
          <table:table-cell office:value-type="float" office:value="0.00839760283521552" calcext:value-type="float">
            <text:p>0,008397602835216</text:p>
          </table:table-cell>
          <table:table-cell table:style-name="ce27" office:value-type="float" office:value="2700" calcext:value-type="float">
            <text:p>27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393227664198021" calcext:value-type="float">
            <text:p>0,039322766419802</text:p>
          </table:table-cell>
          <table:table-cell office:value-type="float" office:value="0.00768530504791782" calcext:value-type="float">
            <text:p>0,007685305047918</text:p>
          </table:table-cell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364151968891043" calcext:value-type="float">
            <text:p>0,036415196889104</text:p>
          </table:table-cell>
          <table:table-cell office:value-type="float" office:value="0.00716282995852819" calcext:value-type="float">
            <text:p>0,007162829958528</text:p>
          </table:table-cell>
          <table:table-cell table:style-name="ce27" office:value-type="float" office:value="2500" calcext:value-type="float">
            <text:p>2500</text:p>
          </table:table-cell>
          <table:table-cell table:style-name="ce27"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356168835525127" calcext:value-type="float">
            <text:p>0,035616883552513</text:p>
          </table:table-cell>
          <table:table-cell office:value-type="float" office:value="0.00706738692186448" calcext:value-type="float">
            <text:p>0,007067386921864</text:p>
          </table:table-cell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393125474339596" calcext:value-type="float">
            <text:p>0,03931254743396</text:p>
          </table:table-cell>
          <table:table-cell office:value-type="float" office:value="0.00772056566183133" calcext:value-type="float">
            <text:p>0,007720565661831</text:p>
          </table:table-cell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476052636156865" calcext:value-type="float">
            <text:p>0,047605263615687</text:p>
          </table:table-cell>
          <table:table-cell office:value-type="float" office:value="0.00947579716384495" calcext:value-type="float">
            <text:p>0,009475797163845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503780363903236" calcext:value-type="float">
            <text:p>0,050378036390324</text:p>
          </table:table-cell>
          <table:table-cell office:value-type="float" office:value="0.0100887161579368" calcext:value-type="float">
            <text:p>0,010088716157937</text:p>
          </table:table-cell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551791761386494" calcext:value-type="float">
            <text:p>0,055179176138649</text:p>
          </table:table-cell>
          <table:table-cell office:value-type="float" office:value="0.0111733506977344" calcext:value-type="float">
            <text:p>0,011173350697734</text:p>
          </table:table-cell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585027752431691" calcext:value-type="float">
            <text:p>0,058502775243169</text:p>
          </table:table-cell>
          <table:table-cell office:value-type="float" office:value="0.0120000414367778" calcext:value-type="float">
            <text:p>0,012000041436778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683097086960244" calcext:value-type="float">
            <text:p>0,068309708696024</text:p>
          </table:table-cell>
          <table:table-cell office:value-type="float" office:value="0.0142538586895724" calcext:value-type="float">
            <text:p>0,014253858689572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789358080158399" calcext:value-type="float">
            <text:p>0,07893580801584</text:p>
          </table:table-cell>
          <table:table-cell office:value-type="float" office:value="0.0169087254761481" calcext:value-type="float">
            <text:p>0,016908725476148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0869021127733082" calcext:value-type="float">
            <text:p>0,086902112773308</text:p>
          </table:table-cell>
          <table:table-cell office:value-type="float" office:value="0.0189241558054815" calcext:value-type="float">
            <text:p>0,018924155805482</text:p>
          </table:table-cell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103392193068012" calcext:value-type="float">
            <text:p>0,103392193068012</text:p>
          </table:table-cell>
          <table:table-cell office:value-type="float" office:value="0.0230608622968" calcext:value-type="float">
            <text:p>0,0230608622968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159680746325757" calcext:value-type="float">
            <text:p>0,159680746325757</text:p>
          </table:table-cell>
          <table:table-cell office:value-type="float" office:value="0.0373016419506168" calcext:value-type="float">
            <text:p>0,037301641950617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199475653871403" calcext:value-type="float">
            <text:p>0,199475653871403</text:p>
          </table:table-cell>
          <table:table-cell office:value-type="float" office:value="0.0480326533386894" calcext:value-type="float">
            <text:p>0,048032653338689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279022830461719" calcext:value-type="float">
            <text:p>0,279022830461719</text:p>
          </table:table-cell>
          <table:table-cell office:value-type="float" office:value="0.0704881385667623" calcext:value-type="float">
            <text:p>0,07048813856676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37986355120856" calcext:value-type="float">
            <text:p>0,37986355120856</text:p>
          </table:table-cell>
          <table:table-cell office:value-type="float" office:value="0.0996289187870429" calcext:value-type="float">
            <text:p>0,099628918787043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593215634210456" calcext:value-type="float">
            <text:p>0,593215634210456</text:p>
          </table:table-cell>
          <table:table-cell office:value-type="float" office:value="0.167829596336206" calcext:value-type="float">
            <text:p>0,167829596336206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1.47134774234048" calcext:value-type="float">
            <text:p>1,47134774234048</text:p>
          </table:table-cell>
          <table:table-cell office:value-type="float" office:value="0.512328690055726" calcext:value-type="float">
            <text:p>0,51232869005572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104851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number:number-style style:name="N148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8:15:12.8204311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6T20:01:15.049802575</dc:date>
    <meta:generator>LibreOffice/6.4.7.2$Linux_X86_64 LibreOffice_project/40$Build-2</meta:generator>
    <meta:editing-duration>PT7H52M32S</meta:editing-duration>
    <meta:editing-cycles>18</meta:editing-cycles>
    <meta:document-statistic meta:table-count="3" meta:cell-count="1047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